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C000001799F1D46FB54BCAFAB.png" manifest:media-type="image/png"/>
  <manifest:file-entry manifest:full-path="Pictures/100002010000024D0000017A032DDFBB8A52167C.png" manifest:media-type="image/png"/>
  <manifest:file-entry manifest:full-path="Pictures/100002010000024A0000017A2AFC641124369AB2.png" manifest:media-type="image/png"/>
  <manifest:file-entry manifest:full-path="Pictures/100002010000024C0000017934F1631F0628C10B.png" manifest:media-type="image/png"/>
  <manifest:file-entry manifest:full-path="Pictures/100002010000024C0000017897AC3206411CCD80.png" manifest:media-type="image/png"/>
  <manifest:file-entry manifest:full-path="Pictures/100002010000024C0000017B9D90D001B191C40D.png" manifest:media-type="image/png"/>
  <manifest:file-entry manifest:full-path="Pictures/1000000000000994000003164D3CD95DD6455B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Symbol" svg:font-family="Symbol" style:font-family-generic="roman" style:font-charset="x-symbol"/>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svg:font-family="Courier, 'Courier New'" style:font-family-generic="modern"/>
    <style:font-face style:name="Courier 10 Pitch" svg:font-family="'Courier 10 Pitch'" style:font-pitch="fixed"/>
    <style:font-face style:name="Courier 10 Pitch1"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14.935cm" fo:margin-left="1.057cm" fo:margin-right="0.009cm" table:align="margins" style:writing-mode="lr-tb"/>
    </style:style>
    <style:style style:name="Table1.A" style:family="table-column">
      <style:table-column-properties style:column-width="1.981cm" style:rel-column-width="8692*"/>
    </style:style>
    <style:style style:name="Table1.B" style:family="table-column">
      <style:table-column-properties style:column-width="12.954cm" style:rel-column-width="5684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6" style:family="table">
      <style:table-properties style:width="14.952cm" fo:margin-left="1.057cm" fo:margin-right="-0.009cm" table:align="margins" style:writing-mode="lr-tb"/>
    </style:style>
    <style:style style:name="Table6.A" style:family="table-column">
      <style:table-column-properties style:column-width="3.164cm" style:rel-column-width="13869*"/>
    </style:style>
    <style:style style:name="Table6.B" style:family="table-column">
      <style:table-column-properties style:column-width="11.788cm" style:rel-column-width="51666*"/>
    </style:style>
    <style:style style:name="Table6.A1" style:family="table-cell">
      <style:table-cell-properties fo:padding-left="0.102cm" fo:padding-right="0.102cm" fo:padding-top="0.051cm" fo:padding-bottom="0.051cm" fo:border-left="0.05pt solid #000000" fo:border-right="none" fo:border-top="0.05pt solid #000000" fo:border-bottom="0.05pt solid #000000"/>
    </style:style>
    <style:style style:name="Table6.B1" style:family="table-cell">
      <style:table-cell-properties fo:padding-left="0.102cm" fo:padding-right="0.102cm" fo:padding-top="0.051cm" fo:padding-bottom="0.051cm" fo:border="0.05pt solid #000000"/>
    </style:style>
    <style:style style:name="Table6.A2" style:family="table-cell">
      <style:table-cell-properties fo:padding-left="0.102cm" fo:padding-right="0.102cm" fo:padding-top="0.051cm" fo:padding-bottom="0.051cm" fo:border-left="0.05pt solid #000000" fo:border-right="none" fo:border-top="none" fo:border-bottom="0.05pt solid #000000"/>
    </style:style>
    <style:style style:name="Table6.B2" style:family="table-cell">
      <style:table-cell-properties fo:padding-left="0.102cm" fo:padding-right="0.102cm" fo:padding-top="0.051cm" fo:padding-bottom="0.051cm" fo:border-left="0.05pt solid #000000" fo:border-right="0.05pt solid #000000" fo:border-top="none" fo:border-bottom="0.05pt solid #000000"/>
    </style:style>
    <style:style style:name="Table7" style:family="table">
      <style:table-properties style:width="14.952cm" fo:margin-left="1.057cm" fo:margin-right="-0.009cm" table:align="margins" style:writing-mode="lr-tb"/>
    </style:style>
    <style:style style:name="Table7.A" style:family="table-column">
      <style:table-column-properties style:column-width="3.166cm" style:rel-column-width="13876*"/>
    </style:style>
    <style:style style:name="Table7.B" style:family="table-column">
      <style:table-column-properties style:column-width="11.786cm" style:rel-column-width="51659*"/>
    </style:style>
    <style:style style:name="Table7.A1" style:family="table-cell">
      <style:table-cell-properties fo:padding-left="0.102cm" fo:padding-right="0.102cm" fo:padding-top="0.051cm" fo:padding-bottom="0.051cm" fo:border-left="0.05pt solid #000000" fo:border-right="none" fo:border-top="0.05pt solid #000000" fo:border-bottom="0.05pt solid #000000"/>
    </style:style>
    <style:style style:name="Table7.B1" style:family="table-cell">
      <style:table-cell-properties fo:padding-left="0.102cm" fo:padding-right="0.102cm" fo:padding-top="0.051cm" fo:padding-bottom="0.051cm" fo:border="0.05pt solid #000000"/>
    </style:style>
    <style:style style:name="Table7.A2" style:family="table-cell">
      <style:table-cell-properties fo:padding-left="0.102cm" fo:padding-right="0.102cm" fo:padding-top="0.051cm" fo:padding-bottom="0.051cm" fo:border-left="0.05pt solid #000000" fo:border-right="none" fo:border-top="none" fo:border-bottom="0.05pt solid #000000"/>
    </style:style>
    <style:style style:name="Table7.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 style:family="table">
      <style:table-properties style:width="14.78cm" fo:margin-left="0.988cm" table:align="left" style:writing-mode="lr-tb"/>
    </style:style>
    <style:style style:name="Table2.A" style:family="table-column">
      <style:table-column-properties style:column-width="3.919cm"/>
    </style:style>
    <style:style style:name="Table2.B" style:family="table-column">
      <style:table-column-properties style:column-width="10.86cm"/>
    </style:style>
    <style:style style:name="Table2.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2.B1" style:family="table-cell">
      <style:table-cell-properties style:vertical-align="top" fo:padding-left="0.123cm" fo:padding-right="0.123cm" fo:padding-top="0cm" fo:padding-bottom="0cm" fo:border="0.05pt solid #000000"/>
    </style:style>
    <style:style style:name="Table2.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2.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3" style:family="table">
      <style:table-properties style:width="9.779cm" fo:margin-left="0.988cm" table:align="left" style:writing-mode="lr-tb"/>
    </style:style>
    <style:style style:name="Table3.A" style:family="table-column">
      <style:table-column-properties style:column-width="3.697cm"/>
    </style:style>
    <style:style style:name="Table3.B" style:family="table-column">
      <style:table-column-properties style:column-width="6.082cm"/>
    </style:style>
    <style:style style:name="Table3.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3.B1" style:family="table-cell">
      <style:table-cell-properties style:vertical-align="top" fo:padding-left="0.123cm" fo:padding-right="0.123cm" fo:padding-top="0cm" fo:padding-bottom="0cm" fo:border="0.05pt solid #000000"/>
    </style:style>
    <style:style style:name="Table3.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3.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5" style:family="table">
      <style:table-properties style:width="14.954cm" fo:margin-left="0.988cm" table:align="left" style:writing-mode="lr-tb"/>
    </style:style>
    <style:style style:name="Table5.A" style:family="table-column">
      <style:table-column-properties style:column-width="1.879cm"/>
    </style:style>
    <style:style style:name="Table5.B" style:family="table-column">
      <style:table-column-properties style:column-width="13.076cm"/>
    </style:style>
    <style:style style:name="Table5.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5.B1" style:family="table-cell">
      <style:table-cell-properties style:vertical-align="top" fo:padding-left="0.123cm" fo:padding-right="0.123cm" fo:padding-top="0cm" fo:padding-bottom="0cm" fo:border="0.05pt solid #000000"/>
    </style:style>
    <style:style style:name="Table5.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5.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P2" style:family="paragraph" style:parent-style-name="Standard">
      <style:text-properties style:font-name="Arial"/>
    </style:style>
    <style:style style:name="P3" style:family="paragraph" style:parent-style-name="Standard">
      <style:text-properties style:font-name="Arial" fo:font-size="24pt" style:font-size-asian="24pt"/>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weight-complex="bold"/>
    </style:style>
    <style:style style:name="P5" style:family="paragraph" style:parent-style-name="Standard">
      <style:text-properties style:font-name="Arial" fo:font-size="36pt" fo:font-weight="bold" style:font-size-asian="36pt" style:font-weight-asian="bold"/>
    </style:style>
    <style:style style:name="P6"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7" style:family="paragraph" style:parent-style-name="Standard">
      <style:text-properties style:font-name="Courier"/>
    </style:style>
    <style:style style:name="P8" style:family="paragraph" style:parent-style-name="Standard">
      <style:text-properties fo:font-weight="bold" style:font-weight-asian="bold"/>
    </style:style>
    <style:style style:name="P9" style:family="paragraph" style:parent-style-name="Standard">
      <style:text-properties fo:language="en" fo:country="US" style:language-asian="zxx" style:country-asian="none" style:language-complex="zxx" style:country-complex="none"/>
    </style:style>
    <style:style style:name="P10" style:family="paragraph" style:parent-style-name="Standard">
      <style:text-properties fo:font-size="12pt" fo:font-weight="normal" style:font-size-asian="12pt" style:font-weight-asian="normal" style:font-size-complex="12pt" style:font-weight-complex="normal"/>
    </style:style>
    <style:style style:name="P11" style:family="paragraph" style:parent-style-name="Standard">
      <style:text-properties officeooo:paragraph-rsid="000da266"/>
    </style:style>
    <style:style style:name="P12" style:family="paragraph" style:parent-style-name="Standard">
      <style:paragraph-properties fo:break-before="page"/>
    </style:style>
    <style:style style:name="P13" style:family="paragraph" style:parent-style-name="Tabelltext">
      <style:text-properties fo:font-weight="bold" style:font-weight-asian="bold"/>
    </style:style>
    <style:style style:name="P14" style:family="paragraph" style:parent-style-name="Standard">
      <style:paragraph-properties fo:margin-left="0.079cm" fo:margin-right="0cm" fo:text-indent="0cm" style:auto-text-indent="false"/>
    </style:style>
    <style:style style:name="P15" style:family="paragraph" style:parent-style-name="Standard">
      <style:paragraph-properties fo:margin-left="0cm" fo:margin-right="0cm" fo:text-indent="0cm" style:auto-text-indent="false"/>
    </style:style>
    <style:style style:name="P16"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font-weight-asian="bold" style:font-size-complex="28pt" style:font-weight-complex="bold"/>
    </style:style>
    <style:style style:name="P17" style:family="paragraph" style:parent-style-name="Standard">
      <style:paragraph-properties fo:margin-left="0cm" fo:margin-right="0cm" fo:text-align="center" style:justify-single-word="false" fo:text-indent="0cm" style:auto-text-indent="false"/>
      <style:text-properties style:font-name="Arial"/>
    </style:style>
    <style:style style:name="P18" style:family="paragraph" style:parent-style-name="Standard">
      <style:paragraph-properties fo:margin-left="0cm" fo:margin-right="0cm" fo:text-indent="0cm" style:auto-text-indent="false"/>
      <style:text-properties style:font-name="Courier"/>
    </style:style>
    <style:style style:name="P19" style:family="paragraph" style:parent-style-name="Preformatted_20_Text">
      <style:paragraph-properties fo:margin-left="0cm" fo:margin-right="0cm" fo:text-indent="0cm" style:auto-text-indent="false"/>
    </style:style>
    <style:style style:name="P20" style:family="paragraph" style:parent-style-name="Table_20_Heading">
      <style:paragraph-properties fo:margin-left="0cm" fo:margin-right="0cm" fo:text-align="start" style:justify-single-word="false" fo:text-indent="0cm" style:auto-text-indent="false"/>
    </style:style>
    <style:style style:name="P21" style:family="paragraph" style:parent-style-name="Table_20_Contents">
      <style:paragraph-properties fo:margin-left="0cm" fo:margin-right="0cm" fo:text-indent="0cm" style:auto-text-indent="false"/>
    </style:style>
    <style:style style:name="P22" style:family="paragraph" style:parent-style-name="Standard">
      <style:paragraph-properties fo:margin-left="1.501cm" fo:margin-right="0cm" fo:text-indent="0cm" style:auto-text-indent="false"/>
    </style:style>
    <style:style style:name="P23" style:family="paragraph" style:parent-style-name="Text_20_body">
      <style:paragraph-properties fo:margin-left="1cm" fo:margin-right="0cm" fo:text-indent="0cm" style:auto-text-indent="false"/>
    </style:style>
    <style:style style:name="P24" style:family="paragraph" style:parent-style-name="Standard">
      <style:paragraph-properties fo:margin-left="6.9cm" fo:margin-right="0cm" fo:text-indent="2.3cm" style:auto-text-indent="false"/>
    </style:style>
    <style:style style:name="P25" style:family="paragraph" style:parent-style-name="Preformatted_20_Text">
      <style:text-properties style:font-name="Courier"/>
    </style:style>
    <style:style style:name="P26" style:family="paragraph" style:parent-style-name="Preformatted_20_Text">
      <style:text-properties fo:font-weight="bold" style:font-weight-asian="bold" style:font-weight-complex="bold"/>
    </style:style>
    <style:style style:name="P27" style:family="paragraph" style:parent-style-name="Preformatted_20_Text">
      <style:text-properties style:font-name="Courier 10 Pitch"/>
    </style:style>
    <style:style style:name="P28" style:family="paragraph" style:parent-style-name="Code">
      <style:text-properties style:font-name="Courier 10 Pitch"/>
    </style:style>
    <style:style style:name="P29" style:family="paragraph" style:parent-style-name="Text_20_body">
      <style:text-properties style:font-name="Courier 10 Pitch"/>
    </style:style>
    <style:style style:name="P30" style:family="paragraph" style:parent-style-name="Contents_20_1">
      <style:paragraph-properties>
        <style:tab-stops>
          <style:tab-stop style:position="16cm" style:type="right" style:leader-style="dotted" style:leader-text="."/>
        </style:tab-stops>
      </style:paragraph-properties>
    </style:style>
    <style:style style:name="P31" style:family="paragraph" style:parent-style-name="Contents_20_2">
      <style:paragraph-properties>
        <style:tab-stops>
          <style:tab-stop style:position="15.647cm" style:type="right" style:leader-style="dotted" style:leader-text="."/>
        </style:tab-stops>
      </style:paragraph-properties>
    </style:style>
    <style:style style:name="P32" style:family="paragraph" style:parent-style-name="Table_20_Heading">
      <style:paragraph-properties fo:text-align="start" style:justify-single-word="false"/>
    </style:style>
    <style:style style:name="P33" style:family="paragraph" style:parent-style-name="Heading_20_2">
      <style:text-properties style:font-name="Courier"/>
    </style:style>
    <style:style style:name="P34" style:family="paragraph" style:parent-style-name="Heading_20_4">
      <style:text-properties fo:font-weight="normal" style:font-weight-asian="normal"/>
    </style:style>
    <style:style style:name="P35" style:family="paragraph" style:parent-style-name="Standard" style:master-page-name="Standard">
      <style:paragraph-properties style:page-number="auto"/>
    </style:style>
    <style:style style:name="P36" style:family="paragraph" style:parent-style-name="Standard" style:list-style-name="L2"/>
    <style:style style:name="P37" style:family="paragraph" style:parent-style-name="Standard" style:list-style-name="L3"/>
    <style:style style:name="P38" style:family="paragraph" style:parent-style-name="Standard" style:list-style-name="L4"/>
    <style:style style:name="P39" style:family="paragraph" style:parent-style-name="Standard" style:list-style-name="L1">
      <style:paragraph-properties fo:margin-left="1.002cm" fo:margin-right="0cm" fo:text-indent="0cm" style:auto-text-indent="false"/>
    </style:style>
    <style:style style:name="P40" style:family="paragraph" style:parent-style-name="Standard" style:list-style-name="L5">
      <style:paragraph-properties fo:margin-left="1.002cm" fo:margin-right="0cm" fo:text-indent="0cm" style:auto-text-indent="false"/>
    </style:style>
    <style:style style:name="P41" style:family="paragraph" style:parent-style-name="Standard" style:list-style-name="L6">
      <style:paragraph-properties fo:margin-left="1.002cm" fo:margin-right="0cm" fo:text-indent="0cm" style:auto-text-indent="false"/>
    </style:style>
    <style:style style:name="P42" style:family="paragraph" style:parent-style-name="Standard" style:list-style-name="L7">
      <style:paragraph-properties fo:margin-left="1.002cm" fo:margin-right="0cm" fo:text-indent="0cm" style:auto-text-indent="false"/>
    </style:style>
    <style:style style:name="P43" style:family="paragraph" style:parent-style-name="Standard" style:list-style-name="L1">
      <style:paragraph-properties fo:margin-left="0cm" fo:margin-right="0cm" fo:text-indent="0cm" style:auto-text-indent="false"/>
    </style:style>
    <style:style style:name="P44" style:family="paragraph" style:parent-style-name="Standard" style:list-style-name="L7">
      <style:paragraph-properties fo:margin-left="1cm" fo:margin-right="0cm" fo:text-indent="0cm" style:auto-text-indent="false"/>
    </style:style>
    <style:style style:name="P45" style:family="paragraph" style:parent-style-name="Text_20_body" style:list-style-name="L8"/>
    <style:style style:name="T1" style:family="text">
      <style:text-properties style:font-name="Courier 10 Pitch"/>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officeooo:rsid="000da266"/>
    </style:style>
    <style:style style:name="T5" style:family="text">
      <style:text-properties officeooo:rsid="00105f13"/>
    </style:style>
    <style:style style:name="T6" style:family="text">
      <style:text-properties officeooo:rsid="00155b2a"/>
    </style:style>
    <style:style style:name="T7"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style:num-prefix="·" text:bullet-char="·">
        <style:list-level-properties text:space-before="2.54cm" text:min-label-width="0.499cm"/>
        <style:text-properties style:font-name="Symbol"/>
      </text:list-level-style-bullet>
      <text:list-level-style-number text:level="2" style:num-suffix="." style:num-format="1">
        <style:list-level-properties text:space-before="3.041cm" text:min-label-width="0.499cm"/>
      </text:list-level-style-number>
      <text:list-level-style-number text:level="3" style:num-suffix="." style:num-format="1">
        <style:list-level-properties text:space-before="3.54cm" text:min-label-width="0.499cm"/>
      </text:list-level-style-number>
      <text:list-level-style-number text:level="4" style:num-suffix="." style:num-format="1">
        <style:list-level-properties text:space-before="4.041cm" text:min-label-width="0.499cm"/>
      </text:list-level-style-number>
      <text:list-level-style-number text:level="5" style:num-suffix="." style:num-format="1">
        <style:list-level-properties text:space-before="4.54cm" text:min-label-width="0.499cm"/>
      </text:list-level-style-number>
      <text:list-level-style-number text:level="6" style:num-suffix="." style:num-format="1">
        <style:list-level-properties text:space-before="5.041cm" text:min-label-width="0.499cm"/>
      </text:list-level-style-number>
      <text:list-level-style-number text:level="7" style:num-suffix="." style:num-format="1">
        <style:list-level-properties text:space-before="5.541cm" text:min-label-width="0.499cm"/>
      </text:list-level-style-number>
      <text:list-level-style-number text:level="8" style:num-suffix="." style:num-format="1">
        <style:list-level-properties text:space-before="6.042cm" text:min-label-width="0.499cm"/>
      </text:list-level-style-number>
      <text:list-level-style-number text:level="9" style:num-suffix="." style:num-format="1">
        <style:list-level-properties text:space-before="6.541cm" text:min-label-width="0.499cm"/>
      </text:list-level-style-number>
      <text:list-level-style-number text:level="10" style:num-suffix="." style:num-format="1">
        <style:list-level-properties text:space-before="7.042cm" text:min-label-width="0.499cm"/>
      </text:list-level-style-number>
    </text:list-style>
    <text:list-style style:name="L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Standard"/>
      <text:p text:style-name="Standard"><draw:frame draw:style-name="fr3" draw:name="graphics75" text:anchor-type="paragraph" svg:x="0.626cm" svg:y="0.298cm" svg:width="14.536cm" svg:height="4.396cm" draw:z-index="71"><draw:image xlink:href="Pictures/1000000000000994000003164D3CD95DD6455B9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P5"><text:s text:c="5"/></text:p>
      <text:p text:style-name="P3"/>
      <text:p text:style-name="P6">RTT</text:p>
      <text:p text:style-name="P4"/>
      <text:p text:style-name="P16"><text:s text:c="2"/>User's Gu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99 02 18</text:p>
      <text:p text:style-name="P2"><text:s text:c="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P11">Copyright © 200<text:span text:style-name="T4">5-202</text:span><text:span text:style-name="T6">2</text:span> SSAB <text:span text:style-name="T5">EMEA </text:span>AB</text:p>
      <text:p text:style-name="Standard"/>
      <text:p text:style-name="Standard">Permission is granted to copy, distribute and/or modify this document under the terms of the GNU Free Documentation License, Version 1.2 or any later version published by the Free Software Foundation; with no Invarian Sections, no Front-Cover Texts, and no Back-Cover Texts.</text:p>
      <text:p text:style-name="P12"/>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0">Introduction<text:tab/>6</text:p>
          <text:p text:style-name="P30">Starting rt_rtt<text:tab/>7</text:p>
          <text:p text:style-name="P31">Arguments<text:tab/>7</text:p>
          <text:p text:style-name="P31">Navigation<text:tab/>8</text:p>
          <text:p text:style-name="P30">Database<text:tab/>9</text:p>
          <text:p text:style-name="P31">Show object<text:tab/>10</text:p>
          <text:p text:style-name="P31">Debug picture<text:tab/>11</text:p>
          <text:p text:style-name="P31">Collection picture<text:tab/>11</text:p>
          <text:p text:style-name="P30">Alamlist<text:tab/>13</text:p>
          <text:p text:style-name="P30">Eventlist<text:tab/>14</text:p>
          <text:p text:style-name="P30">System pictures<text:tab/>15</text:p>
          <text:p text:style-name="P31">SHOW SYSTEM<text:tab/>15</text:p>
          <text:p text:style-name="P31">PLCPGM<text:tab/>15</text:p>
          <text:p text:style-name="P31">GRAFCET<text:tab/>15</text:p>
          <text:p text:style-name="P31">DEVICE<text:tab/>15</text:p>
          <text:p text:style-name="P31">PLCTHREAD<text:tab/>15</text:p>
          <text:p text:style-name="P31">PID<text:tab/>15</text:p>
          <text:p text:style-name="P31">LOGGNING<text:tab/>16</text:p>
          <text:p text:style-name="P31">NETHANDLER<text:tab/>16</text:p>
          <text:p text:style-name="P31">SHOW NODES<text:tab/>16</text:p>
          <text:p text:style-name="P31">SHOW SUBCLIENT<text:tab/>16</text:p>
          <text:p text:style-name="P31">SHOW SUBSERVER<text:tab/>16</text:p>
          <text:p text:style-name="P31">QCOM<text:tab/>16</text:p>
          <text:p text:style-name="P31">QCOM NODES<text:tab/>17</text:p>
          <text:p text:style-name="P31">QCOM APPLICATIONS<text:tab/>17</text:p>
          <text:p text:style-name="P31">SHOW POOL<text:tab/>17</text:p>
          <text:p text:style-name="P30">Store<text:tab/>18</text:p>
          <text:p text:style-name="P30">Logging<text:tab/>19</text:p>
          <text:p text:style-name="P31">Continous logging<text:tab/>19</text:p>
          <text:p text:style-name="P31">Event logging<text:tab/>19</text:p>
          <text:p text:style-name="P30"><text:s/>Commandfiles in rtt<text:tab/>20</text:p>
          <text:p text:style-name="P31">Create a command file<text:tab/>20</text:p>
          <text:p text:style-name="P31">Execute a command file<text:tab/>20</text:p>
          <text:p text:style-name="P30">Rtt configuration<text:tab/>21</text:p>
          <text:p text:style-name="P31">Configuration object<text:tab/>21</text:p>
          <text:p text:style-name="P31">Alarm list configuration<text:tab/>21</text:p>
          <text:p text:style-name="P31">Interpretation of transbuffers<text:tab/>21</text:p>
          <text:p text:style-name="P30">Create menues<text:tab/>22</text:p>
          <text:p text:style-name="P30">Crossreferences<text:tab/>23</text:p>
          <text:p text:style-name="P31">Arithm-kod<text:tab/>23</text:p>
          <text:p text:style-name="P30">Commands<text:tab/>24</text:p>
          <text:p text:style-name="P30">add<text:tab/>25</text:p>
          <text:p text:style-name="P31">add parameter<text:tab/>25</text:p>
          <text:p text:style-name="P31">add debug<text:tab/>25</text:p>
          <text:p text:style-name="P31">add menu<text:tab/>25</text:p>
          <text:p text:style-name="P30">alarm<text:tab/>27</text:p>
          <text:p text:style-name="P31">alarm send<text:tab/>27</text:p>
          <text:p text:style-name="P31">alarm print<text:tab/>27</text:p>
          <text:p text:style-name="P31">alarm show<text:tab/>27</text:p>
          <text:p text:style-name="P31">alarm list<text:tab/>27</text:p>
          <text:p text:style-name="P30">class<text:tab/>28</text:p>
          <text:p text:style-name="P30">collect<text:tab/>29</text:p>
          <text:p text:style-name="P31">collect<text:tab/>29</text:p>
          <text:p text:style-name="P31">collect clear<text:tab/>29</text:p>
          <text:p text:style-name="P31">collect show<text:tab/>29</text:p>
          <text:p text:style-name="P30">create<text:tab/>30</text:p>
          <text:p text:style-name="P31">create object<text:tab/>30</text:p>
          <text:p text:style-name="P31">create menu<text:tab/>30</text:p>
          <text:p text:style-name="P30">crossreference<text:tab/>31</text:p>
          <text:p text:style-name="P30">debug<text:tab/>32</text:p>
          <text:p text:style-name="P31">debug signals<text:tab/>32</text:p>
          <text:p text:style-name="P31"><text:soft-page-break/>debug objects<text:tab/>32</text:p>
          <text:p text:style-name="P31">debug children<text:tab/>32</text:p>
          <text:p text:style-name="P30">define<text:tab/>34</text:p>
          <text:p text:style-name="P31">System symbols<text:tab/>34</text:p>
          <text:p text:style-name="P31">Value assignment<text:tab/>34</text:p>
          <text:p text:style-name="P31">Fetch attribute values from the database<text:tab/>34</text:p>
          <text:p text:style-name="P30">delete<text:tab/>36</text:p>
          <text:p text:style-name="P31">delete object<text:tab/>36</text:p>
          <text:p text:style-name="P30">directory<text:tab/>37</text:p>
          <text:p text:style-name="P30">exit<text:tab/>38</text:p>
          <text:p text:style-name="P30">help<text:tab/>39</text:p>
          <text:p text:style-name="P30">learn<text:tab/>40</text:p>
          <text:p text:style-name="P31">learn start<text:tab/>40</text:p>
          <text:p text:style-name="P31">learn stop<text:tab/>40</text:p>
          <text:p text:style-name="P30">logging<text:tab/>41</text:p>
          <text:p text:style-name="P31">logging create<text:tab/>41</text:p>
          <text:p text:style-name="P31">logging set<text:tab/>42</text:p>
          <text:p text:style-name="P31">logging delete<text:tab/>42</text:p>
          <text:p text:style-name="P31">logging start<text:tab/>42</text:p>
          <text:p text:style-name="P31">logging stop<text:tab/>42</text:p>
          <text:p text:style-name="P31">logging store<text:tab/>43</text:p>
          <text:p text:style-name="P31">logging show<text:tab/>43</text:p>
          <text:p text:style-name="P30">login<text:tab/>44</text:p>
          <text:p text:style-name="P30">page<text:tab/>45</text:p>
          <text:p text:style-name="P30">monitor grafcet<text:tab/>46</text:p>
          <text:p text:style-name="P30">plcscan<text:tab/>47</text:p>
          <text:p text:style-name="P30">print<text:tab/>48</text:p>
          <text:p text:style-name="P30">say<text:tab/>49</text:p>
          <text:p text:style-name="P30">search<text:tab/>50</text:p>
          <text:p text:style-name="P30">setup<text:tab/>51</text:p>
          <text:p text:style-name="P30">show<text:tab/>52</text:p>
          <text:p text:style-name="P31">show nodes<text:tab/>52</text:p>
          <text:p text:style-name="P31">show subcli<text:tab/>52</text:p>
          <text:p text:style-name="P31">show subsrv<text:tab/>53</text:p>
          <text:p text:style-name="P31">show error<text:tab/>53</text:p>
          <text:p text:style-name="P31">show plcpgm<text:tab/>53</text:p>
          <text:p text:style-name="P31">show grafcet<text:tab/>53</text:p>
          <text:p text:style-name="P31">show device<text:tab/>53</text:p>
          <text:p text:style-name="P31">show plcthread<text:tab/>53</text:p>
          <text:p text:style-name="P31">show pid<text:tab/>54</text:p>
          <text:p text:style-name="P31">show logging<text:tab/>54</text:p>
          <text:p text:style-name="P31">show nmps<text:tab/>54</text:p>
          <text:p text:style-name="P31">show remnode<text:tab/>55</text:p>
          <text:p text:style-name="P31">show remtrans<text:tab/>55</text:p>
          <text:p text:style-name="P31">show object<text:tab/>55</text:p>
          <text:p text:style-name="P31">show parameter<text:tab/>56</text:p>
          <text:p text:style-name="P31">show class<text:tab/>56</text:p>
          <text:p text:style-name="P31">show hierarchy<text:tab/>56</text:p>
          <text:p text:style-name="P31">show signals<text:tab/>56</text:p>
          <text:p text:style-name="P31">show step<text:tab/>57</text:p>
          <text:p text:style-name="P31">show conversion<text:tab/>57</text:p>
          <text:p text:style-name="P31">show invert<text:tab/>57</text:p>
          <text:p text:style-name="P31">show file<text:tab/>58</text:p>
          <text:p text:style-name="P31">show alarm<text:tab/>58</text:p>
          <text:p text:style-name="P31">show event<text:tab/>58</text:p>
          <text:p text:style-name="P31">show symbol<text:tab/>58</text:p>
          <text:p text:style-name="P31">show user<text:tab/>58</text:p>
          <text:p text:style-name="P30">store<text:tab/>59</text:p>
          <text:p text:style-name="P30">set<text:tab/>60</text:p>
          <text:p text:style-name="P31">set pwrp_alias<text:tab/>60</text:p>
          <text:p text:style-name="P31">set alarmmessage<text:tab/>60</text:p>
          <text:p text:style-name="P31">set alarmbeep<text:tab/>60</text:p>
          <text:p text:style-name="P31">set parameter<text:tab/>60</text:p>
          <text:p text:style-name="P31"><text:soft-page-break/>set conversion<text:tab/>61</text:p>
          <text:p text:style-name="P31">set invert<text:tab/>61</text:p>
          <text:p text:style-name="P31">set dotest<text:tab/>61</text:p>
          <text:p text:style-name="P31">set testvalue<text:tab/>61</text:p>
          <text:p text:style-name="P31">set description<text:tab/>62</text:p>
          <text:p text:style-name="P31">set file<text:tab/>62</text:p>
          <text:p text:style-name="P31">set scan<text:tab/>62</text:p>
          <text:p text:style-name="P31">set default<text:tab/>63</text:p>
          <text:p text:style-name="P31">set message<text:tab/>63</text:p>
          <text:p text:style-name="P31">set draw<text:tab/>63</text:p>
          <text:p text:style-name="P30">top<text:tab/>64</text:p>
          <text:p text:style-name="P30">view<text:tab/>65</text:p>
          <text:p text:style-name="P30">wait<text:tab/>66</text:p>
          <text:p text:style-name="P30">Script<text:tab/>67</text:p>
        </text:index-body>
      </text:table-of-content>
      <text:h text:style-name="P34" text:outline-level="4"/>
      <text:p text:style-name="Standard"/>
      <text:p text:style-name="Standard"/>
      <text:h text:style-name="Heading_20_1" text:outline-level="1">Introduction</text:h>
      <text:p text:style-name="Standard"/>
      <text:p text:style-name="Standard">rt_rtt is a tool for troubleshooting a ProviewR system in a VT100 compatible terminal or terminal window. It can also be used to a very simple HMI.</text:p>
      <text:p text:style-name="Standard"/>
      <text:p text:style-name="Standard">rt_rtt contains</text:p>
      <text:p text:style-name="Standard"/>
      <text:list xml:id="list2696143473" text:style-name="L1">
        <text:list-item>
          <text:p text:style-name="P39">a tool to navigate in the plant and node hierarchies of the database and show the values of the object attributes.</text:p>
        </text:list-item>
        <text:list-item>
          <text:p text:style-name="P39">a number of commands to show objects, crossreferences, logg attributes values, create/remove objects etc.</text:p>
        </text:list-item>
        <text:list-item>
          <text:p text:style-name="P39">possibility to execute scripts.</text:p>
        </text:list-item>
        <text:list-item>
          <text:p text:style-name="P39">a number of system pictures to show status for I/O devices, nethandler, grafcet sequences etc.</text:p>
        </text:list-item>
        <text:list-item>
          <text:p text:style-name="P39">an editor to build menues and pictures for operators and maintenance.</text:p>
        </text:list-item>
        <text:list-item>
          <text:p text:style-name="P39">A function keyboard for operator communication.</text:p>
          <text:p text:style-name="P43"/>
        </text:list-item>
      </text:list>
      <text:p text:style-name="Standard">rt_rtt has in most situations been replaced by its X window inheritor rt_xtt, but it still has som advantage in viewing information about qcom and the pools. It is also very useful in embedded systems where X windows is not available, and at remote troubleshooting over a slow network connection.</text:p>
      <text:p text:style-name="Standard"/>
      <text:p text:style-name="P15"/>
      <text:p text:style-name="P15"/>
      <text:h text:style-name="Heading_20_1" text:outline-level="1">Starting rt_rtt</text:h>
      <text:p text:style-name="Standard"/>
      <text:p text:style-name="Standard"/>
      <text:p text:style-name="Standard"><draw:frame draw:style-name="fr2" draw:name="graphics2" text:anchor-type="paragraph" svg:width="15cm" svg:height="9.668cm" draw:z-index="65"><draw:image xlink:href="Pictures/100002010000024C0000017B9D90D001B191C40D.png" xlink:type="simple" xlink:show="embed" xlink:actuate="onLoad" draw:mime-type="image/png"/></draw:frame></text:p>
      <text:h text:style-name="Heading_20_4" text:outline-level="4"/>
      <text:p text:style-name="Standard">rt_rtt is started with the command</text:p>
      <text:p text:style-name="Standard"/>
      <text:p text:style-name="P7">$ rt_rtt</text:p>
      <text:p text:style-name="Standard"/>
      <text:p text:style-name="Standard">rt_rtt will login to the runtme environment with privileges fetched from</text:p>
      <text:list xml:id="list1734187539" text:style-name="L2">
        <text:list-item>
          <text:p text:style-name="P36">username and password supplied as arguments to rt_xtt.</text:p>
        </text:list-item>
        <text:list-item>
          <text:p text:style-name="P36">if no arguments is supplied, with the privileges specified in the DefaultXttPriv argument of the Security object.</text:p>
        </text:list-item>
        <text:list-item>
          <text:p text:style-name="P36">if the attribute SetOpsysUser in the Security object is set, <text:s/>the username equals the current Linux user.</text:p>
        </text:list-item>
        <text:list-item>
          <text:p text:style-name="P36">otherwise a login dialog is viewed where username and password is specified.</text:p>
        </text:list-item>
      </text:list>
      <text:p text:style-name="P15"/>
      <text:p text:style-name="Standard"/>
      <text:h text:style-name="Heading_20_2" text:outline-level="2">Arguments</text:h>
      <text:p text:style-name="Standard">Arguments can be added to the start command.</text:p>
      <text:p text:style-name="Standard"/>
      <table:table table:name="Table1" table:style-name="Table1">
        <table:table-column table:style-name="Table1.A"/>
        <table:table-column table:style-name="Table1.B"/>
        <table:table-row table:style-name="TableLine94189678480032">
          <table:table-cell table:style-name="Table1.A1" office:value-type="string">
            <text:p text:style-name="P20">Argument</text:p>
          </table:table-cell>
          <table:table-cell table:style-name="Table1.B1" office:value-type="string">
            <text:p text:style-name="P20">Description</text:p>
          </table:table-cell>
        </table:table-row>
        <table:table-row table:style-name="TableLine94189678869744">
          <table:table-cell table:style-name="Table1.A2" office:value-type="string">
            <text:p text:style-name="P21">1</text:p>
          </table:table-cell>
          <table:table-cell table:style-name="Table1.B2" office:value-type="string">
            <text:p text:style-name="P21">Username</text:p>
          </table:table-cell>
        </table:table-row>
        <table:table-row table:style-name="TableLine94189678745200">
          <table:table-cell table:style-name="Table1.A2" office:value-type="string">
            <text:p text:style-name="P21">2</text:p>
          </table:table-cell>
          <table:table-cell table:style-name="Table1.B2" office:value-type="string">
            <text:p text:style-name="P21">Password</text:p>
          </table:table-cell>
        </table:table-row>
        <table:table-row table:style-name="TableLine94189678597648">
          <table:table-cell table:style-name="Table1.A2" office:value-type="string">
            <text:p text:style-name="P21">3</text:p>
          </table:table-cell>
          <table:table-cell table:style-name="Table1.B2" office:value-type="string">
            <text:p text:style-name="P21">Rtt configuration object of class RttConfig. The default configuration object is named RttConfig and positioned below the node object.</text:p>
          </table:table-cell>
        </table:table-row>
        <table:table-row table:style-name="TableLine94189678881040">
          <table:table-cell table:style-name="Table1.A2" office:value-type="string">
            <text:p text:style-name="P21">4</text:p>
          </table:table-cell>
          <table:table-cell table:style-name="Table1.B2" office:value-type="string">
            <text:p text:style-name="P21">A startup script file.</text:p>
          </table:table-cell>
        </table:table-row>
        <table:table-row table:style-name="TableLine94189678881616">
          <table:table-cell table:style-name="Table1.A2" office:value-type="string">
            <text:p text:style-name="P21">5</text:p>
          </table:table-cell>
          <table:table-cell table:style-name="Table1.B2" office:value-type="string">
            <text:p text:style-name="P21">Main menu title.</text:p>
          </table:table-cell>
        </table:table-row>
      </table:table>
      <text:p text:style-name="Standard"><text:soft-page-break/></text:p>
      <text:p text:style-name="Preformatted_20_Text"/>
      <text:h text:style-name="Heading_20_2" text:outline-level="2">Navigation</text:h>
      <table:table table:name="Table6" table:style-name="Table6">
        <table:table-column table:style-name="Table6.A"/>
        <table:table-column table:style-name="Table6.B"/>
        <table:table-row table:style-name="TableLine94189678833440">
          <table:table-cell table:style-name="Table6.A1" office:value-type="string">
            <text:p text:style-name="P20">Key</text:p>
          </table:table-cell>
          <table:table-cell table:style-name="Table6.B1" office:value-type="string">
            <text:p text:style-name="P32">Function</text:p>
          </table:table-cell>
        </table:table-row>
        <table:table-row table:style-name="TableLine94189678911504">
          <table:table-cell table:style-name="Table6.A2" office:value-type="string">
            <text:p text:style-name="P19">Arrow keys</text:p>
          </table:table-cell>
          <table:table-cell table:style-name="Table6.B2" office:value-type="string">
            <text:p text:style-name="P19">Navigate in the menu and select an item.</text:p>
          </table:table-cell>
        </table:table-row>
        <table:table-row table:style-name="TableLine94189678913200">
          <table:table-cell table:style-name="Table6.A2" office:value-type="string">
            <text:p text:style-name="P19">Return</text:p>
          </table:table-cell>
          <table:table-cell table:style-name="Table6.B2" office:value-type="string">
            <text:p text:style-name="P19">Execute a function or display a child menu if there is one.</text:p>
          </table:table-cell>
        </table:table-row>
        <table:table-row table:style-name="TableLine94189678913856">
          <table:table-cell table:style-name="Table6.A2" office:value-type="string">
            <text:p text:style-name="P19">Ctrl/A or F1</text:p>
          </table:table-cell>
          <table:table-cell table:style-name="Table6.B2" office:value-type="string">
            <text:p text:style-name="P19">Execute some function if specified.</text:p>
          </table:table-cell>
        </table:table-row>
        <table:table-row table:style-name="TableLine94189678914512">
          <table:table-cell table:style-name="Table6.A2" office:value-type="string">
            <text:p text:style-name="P19">Ctrl/T or F2</text:p>
          </table:table-cell>
          <table:table-cell table:style-name="Table6.B2" office:value-type="string">
            <text:p text:style-name="P19">Execute some function if specified.</text:p>
          </table:table-cell>
        </table:table-row>
        <table:table-row table:style-name="TableLine94189678915328">
          <table:table-cell table:style-name="Table6.A2" office:value-type="string">
            <text:p text:style-name="P19">Ctrl/E or F3</text:p>
          </table:table-cell>
          <table:table-cell table:style-name="Table6.B2" office:value-type="string">
            <text:p text:style-name="P19">Set the value of the current item.</text:p>
          </table:table-cell>
        </table:table-row>
        <table:table-row table:style-name="TableLine94189678916096">
          <table:table-cell table:style-name="Table6.A2" office:value-type="string">
            <text:p text:style-name="P19">Ctrl/R or F4</text:p>
          </table:table-cell>
          <table:table-cell table:style-name="Table6.B2" office:value-type="string">
            <text:p text:style-name="P19">Go back to previous menu.</text:p>
          </table:table-cell>
        </table:table-row>
        <table:table-row table:style-name="TableLine94189678916912">
          <table:table-cell table:style-name="Table6.A2" office:value-type="string">
            <text:p text:style-name="P19">Page Down or Ctrl/F</text:p>
          </table:table-cell>
          <table:table-cell table:style-name="Table6.B2" office:value-type="string">
            <text:p text:style-name="P19">Go to next page of the menu.</text:p>
          </table:table-cell>
        </table:table-row>
        <table:table-row table:style-name="TableLine94189678917728">
          <table:table-cell table:style-name="Table6.A2" office:value-type="string">
            <text:p text:style-name="P19">Page Up or Ctrl/D</text:p>
          </table:table-cell>
          <table:table-cell table:style-name="Table6.B2" office:value-type="string">
            <text:p text:style-name="P19">Go to previous page of the menu.</text:p>
          </table:table-cell>
        </table:table-row>
        <table:table-row table:style-name="TableLine94189678918736">
          <table:table-cell table:style-name="Table6.A2" office:value-type="string">
            <text:p text:style-name="P19">Ctrl/Z</text:p>
          </table:table-cell>
          <table:table-cell table:style-name="Table6.B2" office:value-type="string">
            <text:p text:style-name="P19">Back to root menu.</text:p>
          </table:table-cell>
        </table:table-row>
        <table:table-row table:style-name="TableLine94189678919552">
          <table:table-cell table:style-name="Table6.A2" office:value-type="string">
            <text:p text:style-name="P19">Ctrl/W</text:p>
          </table:table-cell>
          <table:table-cell table:style-name="Table6.B2" office:value-type="string">
            <text:p text:style-name="P19">Redraw the picture.</text:p>
          </table:table-cell>
        </table:table-row>
        <table:table-row table:style-name="TableLine94189678920368">
          <table:table-cell table:style-name="Table6.A2" office:value-type="string">
            <text:p text:style-name="P19">Ctrl/H</text:p>
          </table:table-cell>
          <table:table-cell table:style-name="Table6.B2" office:value-type="string">
            <text:p text:style-name="P19">Help.</text:p>
          </table:table-cell>
        </table:table-row>
        <table:table-row table:style-name="TableLine94189678921184">
          <table:table-cell table:style-name="Table6.A2" office:value-type="string">
            <text:p text:style-name="P19">Delete</text:p>
          </table:table-cell>
          <table:table-cell table:style-name="Table6.B2" office:value-type="string">
            <text:p text:style-name="P19">Delete an item in the menu.</text:p>
          </table:table-cell>
        </table:table-row>
        <table:table-row table:style-name="TableLine94189678922000">
          <table:table-cell table:style-name="Table6.A2" office:value-type="string">
            <text:p text:style-name="P19">Ctrl/B</text:p>
          </table:table-cell>
          <table:table-cell table:style-name="Table6.B2" office:value-type="string">
            <text:p text:style-name="P19">Command mode.</text:p>
          </table:table-cell>
        </table:table-row>
        <table:table-row table:style-name="TableLine94189678922816">
          <table:table-cell table:style-name="Table6.A2" office:value-type="string">
            <text:p text:style-name="P19">Ctrl/K</text:p>
          </table:table-cell>
          <table:table-cell table:style-name="Table6.B2" office:value-type="string">
            <text:p text:style-name="P19">Acknowledge last alarm.</text:p>
          </table:table-cell>
        </table:table-row>
        <table:table-row table:style-name="TableLine94189678923632">
          <table:table-cell table:style-name="Table6.A2" office:value-type="string">
            <text:p text:style-name="P19">Ctrl/L</text:p>
          </table:table-cell>
          <table:table-cell table:style-name="Table6.B2" office:value-type="string">
            <text:p text:style-name="P19">Show or hide description attribute.</text:p>
          </table:table-cell>
        </table:table-row>
      </table:table>
      <text:p text:style-name="Standard"/>
      <text:p text:style-name="Preformatted_20_Text"/>
      <text:p text:style-name="Preformatted_20_Text"/>
      <text:h text:style-name="Heading_20_1" text:outline-level="1">Database</text:h>
      <text:p text:style-name="Standard"><draw:frame draw:style-name="fr2" draw:name="graphics3" text:anchor-type="paragraph" svg:width="15cm" svg:height="9.592cm" draw:z-index="66"><draw:image xlink:href="Pictures/100002010000024C0000017897AC3206411CCD80.png" xlink:type="simple" xlink:show="embed" xlink:actuate="onLoad" draw:mime-type="image/png"/></draw:frame></text:p>
      <text:p text:style-name="Standard">The database menu item shows the content of the ProviewR realtime database, i.e. the plant and node hierarchies. All objects in one level in the object tree is viewed in one picture, and the picture can be divided into several pages. An object is opened by selecting the object pressing Ctrl/A. This will show the attributes of the object and the attribute values. </text:p>
      <text:p text:style-name="Standard"/>
      <text:p text:style-name="Standard">If an object has children, this is marked with an asterisk '*'.</text:p>
      <text:p text:style-name="Standard"/>
      <text:p text:style-name="Standard">You navigate in the picture with the arrow keys, moves down in the object tree with the Return key and up with Ctrl/R. </text:p>
      <text:p text:style-name="Standard"/>
      <text:p text:style-name="Standard"/>
      <table:table table:name="Table7" table:style-name="Table7">
        <table:table-column table:style-name="Table7.A"/>
        <table:table-column table:style-name="Table7.B"/>
        <table:table-row table:style-name="TableLine94189678929296">
          <table:table-cell table:style-name="Table7.A1" office:value-type="string">
            <text:p text:style-name="P20">Key</text:p>
          </table:table-cell>
          <table:table-cell table:style-name="Table7.B1" office:value-type="string">
            <text:p text:style-name="P20">Function</text:p>
          </table:table-cell>
        </table:table-row>
        <table:table-row table:style-name="TableLine94189678945792">
          <table:table-cell table:style-name="Table7.A2" office:value-type="string">
            <text:p text:style-name="P19">Arrow keys</text:p>
          </table:table-cell>
          <table:table-cell table:style-name="Table7.B2" office:value-type="string">
            <text:p text:style-name="P19">Show the attributes of the object. Navigate in the menu and select an object.</text:p>
          </table:table-cell>
        </table:table-row>
        <table:table-row table:style-name="TableLine94189678946896">
          <table:table-cell table:style-name="Table7.A2" office:value-type="string">
            <text:p text:style-name="P19">Return</text:p>
          </table:table-cell>
          <table:table-cell table:style-name="Table7.B2" office:value-type="string">
            <text:p text:style-name="P19">Display the children in the object hierarchy of the object.</text:p>
          </table:table-cell>
        </table:table-row>
        <table:table-row table:style-name="TableLine94189678947440">
          <table:table-cell table:style-name="Table7.A2" office:value-type="string">
            <text:p text:style-name="P19">Ctrl/A or F1</text:p>
          </table:table-cell>
          <table:table-cell table:style-name="Table7.B2" office:value-type="string">
            <text:p text:style-name="P19">Show the attributes of the object.</text:p>
          </table:table-cell>
        </table:table-row>
        <table:table-row table:style-name="TableLine94189678948096">
          <table:table-cell table:style-name="Table7.A2" office:value-type="string">
            <text:p text:style-name="P19">Ctrl/T or F2</text:p>
          </table:table-cell>
          <table:table-cell table:style-name="Table7.B2" office:value-type="string">
            <text:p text:style-name="P19">Debug the children of the object.</text:p>
          </table:table-cell>
        </table:table-row>
        <table:table-row table:style-name="TableLine94189678948912">
          <table:table-cell table:style-name="Table7.A2" office:value-type="string">
            <text:p text:style-name="P19">Ctrl/E or F3</text:p>
          </table:table-cell>
          <table:table-cell table:style-name="Table7.B2" office:value-type="string">
            <text:p text:style-name="P19">Set the value of an attribute.</text:p>
          </table:table-cell>
        </table:table-row>
        <table:table-row table:style-name="TableLine94189678949680">
          <table:table-cell table:style-name="Table7.A2" office:value-type="string">
            <text:p text:style-name="P19">Ctrl/R or F4</text:p>
          </table:table-cell>
          <table:table-cell table:style-name="Table7.B2" office:value-type="string">
            <text:p text:style-name="P19">Go back to previous menu.</text:p>
          </table:table-cell>
        </table:table-row>
        <table:table-row table:style-name="TableLine94189678950496">
          <table:table-cell table:style-name="Table7.A2" office:value-type="string">
            <text:p text:style-name="P19">Page Down or Ctrl/F</text:p>
          </table:table-cell>
          <table:table-cell table:style-name="Table7.B2" office:value-type="string">
            <text:p text:style-name="P19">Go to next page of the menu.</text:p>
          </table:table-cell>
        </table:table-row>
        <table:table-row table:style-name="TableLine94189678951312">
          <table:table-cell table:style-name="Table7.A2" office:value-type="string">
            <text:p text:style-name="P19">Page Up or Ctrl/D</text:p>
          </table:table-cell>
          <table:table-cell table:style-name="Table7.B2" office:value-type="string">
            <text:p text:style-name="P19">Go to previous page of the menu.</text:p>
          </table:table-cell>
        </table:table-row>
        <table:table-row table:style-name="TableLine94189678928016">
          <table:table-cell table:style-name="Table7.A2" office:value-type="string">
            <text:p text:style-name="P19">Ctrl/Z</text:p>
          </table:table-cell>
          <table:table-cell table:style-name="Table7.B2" office:value-type="string">
            <text:p text:style-name="P19">Back to root menu.</text:p>
          </table:table-cell>
        </table:table-row>
        <table:table-row table:style-name="TableLine94189678987888">
          <table:table-cell table:style-name="Table7.A2" office:value-type="string">
            <text:p text:style-name="P19">Ctrl/W</text:p>
          </table:table-cell>
          <table:table-cell table:style-name="Table7.B2" office:value-type="string">
            <text:p text:style-name="P19">Redraw the picture.</text:p>
          </table:table-cell>
        </table:table-row>
        <table:table-row table:style-name="TableLine94189678988656">
          <table:table-cell table:style-name="Table7.A2" office:value-type="string">
            <text:p text:style-name="P19">Ctrl/H</text:p>
          </table:table-cell>
          <table:table-cell table:style-name="Table7.B2" office:value-type="string">
            <text:p text:style-name="P19">Help.</text:p>
          </table:table-cell>
        </table:table-row>
        <table:table-row table:style-name="TableLine94189678989472">
          <table:table-cell table:style-name="Table7.A2" office:value-type="string">
            <text:p text:style-name="P19">Delete</text:p>
          </table:table-cell>
          <table:table-cell table:style-name="Table7.B2" office:value-type="string">
            <text:p text:style-name="P19">Delete an item in the menu.</text:p>
          </table:table-cell>
        </table:table-row>
        <table:table-row table:style-name="TableLine94189678990288">
          <table:table-cell table:style-name="Table7.A2" office:value-type="string">
            <text:p text:style-name="P19">Ctrl/B</text:p>
          </table:table-cell>
          <table:table-cell table:style-name="Table7.B2" office:value-type="string">
            <text:p text:style-name="P19">Command mode.</text:p>
          </table:table-cell>
        </table:table-row>
        <table:table-row table:style-name="TableLine94189678991104">
          <table:table-cell table:style-name="Table7.A2" office:value-type="string">
            <text:p text:style-name="P19">Ctrl/K</text:p>
          </table:table-cell>
          <table:table-cell table:style-name="Table7.B2" office:value-type="string">
            <text:p text:style-name="P19">Acknowledge last alarm.</text:p>
          </table:table-cell>
        </table:table-row>
        <table:table-row table:style-name="TableLine94189678991920">
          <table:table-cell table:style-name="Table7.A2" office:value-type="string">
            <text:p text:style-name="P19">Ctrl/L</text:p>
          </table:table-cell>
          <table:table-cell table:style-name="Table7.B2" office:value-type="string">
            <text:p text:style-name="P19">Show or hide description attribute.</text:p>
          </table:table-cell>
        </table:table-row>
        <table:table-row table:style-name="TableLine94189678992736">
          <table:table-cell table:style-name="Table7.A2" office:value-type="string">
            <text:p text:style-name="P19">Ctrl/V</text:p>
          </table:table-cell>
          <table:table-cell table:style-name="Table7.B2" office:value-type="string">
            <text:p text:style-name="P19">Insert selected object into collection picture.</text:p>
          </table:table-cell>
        </table:table-row>
        <table:table-row table:style-name="TableLine94189678993552">
          <table:table-cell table:style-name="Table7.A2" office:value-type="string">
            <text:p text:style-name="P19">Ctrl/N</text:p>
          </table:table-cell>
          <table:table-cell table:style-name="Table7.B2" office:value-type="string">
            <text:p text:style-name="P19">Show collection picture.</text:p>
          </table:table-cell>
        </table:table-row>
      </table:table>
      <text:p text:style-name="Standard"/>
      <text:p text:style-name="Preformatted_20_Text"><text:soft-page-break/></text:p>
      <text:p text:style-name="Tabelltext"/>
      <text:h text:style-name="Heading_20_2" text:outline-level="2">Show object</text:h>
      <text:p text:style-name="Standard"><draw:frame draw:style-name="fr2" draw:name="graphics4" text:anchor-type="paragraph" svg:width="15cm" svg:height="9.617cm" draw:z-index="67"><draw:image xlink:href="Pictures/100002010000024C0000017934F1631F0628C10B.png" xlink:type="simple" xlink:show="embed" xlink:actuate="onLoad" draw:mime-type="image/png"/></draw:frame></text:p>
      <text:p text:style-name="Standard">The content of an object is displayed by selecting the object and pressing Ctrl/A. The attributes and the attribute values are viewed.</text:p>
      <text:p text:style-name="Standard"/>
      <text:p text:style-name="Standard">The value of an attribute is changed with the function 'Change value' (F3).</text:p>
      <text:p text:style-name="Standard"/>
      <text:p text:style-name="Standard">Array attributes are marked with an asterisk '*'. These are opened with Ctrl/A to view the content.</text:p>
      <text:p text:style-name="Standard"/>
      <text:p text:style-name="Standard">Functions in the object view.</text:p>
      <text:p text:style-name="Standard"/>
      <table:table table:name="Table2" table:style-name="Table2">
        <table:table-column table:style-name="Table2.A"/>
        <table:table-column table:style-name="Table2.B"/>
        <table:table-row table:style-name="TableLine94189678930400">
          <table:table-cell table:style-name="Table2.A1" office:value-type="string">
            <text:p text:style-name="P13">Key</text:p>
          </table:table-cell>
          <table:table-cell table:style-name="Table2.B1" office:value-type="string">
            <text:p text:style-name="P13">Function</text:p>
          </table:table-cell>
        </table:table-row>
        <table:table-row table:style-name="TableLine94189679051792">
          <table:table-cell table:style-name="Table2.A2" office:value-type="string">
            <text:p text:style-name="Tabelltext">Arrow keys</text:p>
          </table:table-cell>
          <table:table-cell table:style-name="Table2.B2" office:value-type="string">
            <text:p text:style-name="Tabelltext">Select an attribute.</text:p>
          </table:table-cell>
        </table:table-row>
        <table:table-row table:style-name="TableLine94189679053264">
          <table:table-cell table:style-name="Table2.A2" office:value-type="string">
            <text:p text:style-name="Tabelltext">Ctrl/A or F1</text:p>
          </table:table-cell>
          <table:table-cell table:style-name="Table2.B2" office:value-type="string">
            <text:p text:style-name="Tabelltext">If the attribute value is a referens to another object, the content of the object is viewed.</text:p>
          </table:table-cell>
        </table:table-row>
        <table:table-row table:style-name="TableLine94189679053920">
          <table:table-cell table:style-name="Table2.A2" office:value-type="string">
            <text:p text:style-name="Tabelltext">Ctrl/E or F3</text:p>
          </table:table-cell>
          <table:table-cell table:style-name="Table2.B2" office:value-type="string">
            <text:p text:style-name="Tabelltext">Change attribute value.</text:p>
          </table:table-cell>
        </table:table-row>
        <table:table-row table:style-name="TableLine94189679054576">
          <table:table-cell table:style-name="Table2.A2" office:value-type="string">
            <text:p text:style-name="Tabelltext">Ctrl/R or F4</text:p>
          </table:table-cell>
          <table:table-cell table:style-name="Table2.B2" office:value-type="string">
            <text:p text:style-name="Tabelltext">Go back to previous menu.</text:p>
          </table:table-cell>
        </table:table-row>
        <table:table-row table:style-name="TableLine94189679055392">
          <table:table-cell table:style-name="Table2.A2" office:value-type="string">
            <text:p text:style-name="Tabelltext">Page Down or Ctrl/F</text:p>
          </table:table-cell>
          <table:table-cell table:style-name="Table2.B2" office:value-type="string">
            <text:p text:style-name="Tabelltext">Go to next page.</text:p>
          </table:table-cell>
        </table:table-row>
        <table:table-row table:style-name="TableLine94189679056160">
          <table:table-cell table:style-name="Table2.A2" office:value-type="string">
            <text:p text:style-name="Tabelltext">Page Up or Ctrl/D</text:p>
          </table:table-cell>
          <table:table-cell table:style-name="Table2.B2" office:value-type="string">
            <text:p text:style-name="Tabelltext">Go to previous page.</text:p>
          </table:table-cell>
        </table:table-row>
        <table:table-row table:style-name="TableLine94189679056976">
          <table:table-cell table:style-name="Table2.A2" office:value-type="string">
            <text:p text:style-name="Tabelltext">Ctrl/Z</text:p>
          </table:table-cell>
          <table:table-cell table:style-name="Table2.B2" office:value-type="string">
            <text:p text:style-name="Tabelltext">Back to main menu.</text:p>
          </table:table-cell>
        </table:table-row>
        <table:table-row table:style-name="TableLine94189679057792">
          <table:table-cell table:style-name="Table2.A2" office:value-type="string">
            <text:p text:style-name="Tabelltext">Help</text:p>
          </table:table-cell>
          <table:table-cell table:style-name="Table2.B2" office:value-type="string">
            <text:p text:style-name="Tabelltext">Help.</text:p>
          </table:table-cell>
        </table:table-row>
        <table:table-row table:style-name="TableLine94189679058800">
          <table:table-cell table:style-name="Table2.A2" office:value-type="string">
            <text:p text:style-name="Tabelltext">Ctrl/B</text:p>
          </table:table-cell>
          <table:table-cell table:style-name="Table2.B2" office:value-type="string">
            <text:p text:style-name="Tabelltext">Command mode.</text:p>
          </table:table-cell>
        </table:table-row>
        <table:table-row table:style-name="TableLine94189679059616">
          <table:table-cell table:style-name="Table2.A2" office:value-type="string">
            <text:p text:style-name="Tabelltext">Ctrl/V</text:p>
          </table:table-cell>
          <table:table-cell table:style-name="Table2.B2" office:value-type="string">
            <text:p text:style-name="P19">Insert selected attribute into collection picture.</text:p>
          </table:table-cell>
        </table:table-row>
        <table:table-row table:style-name="TableLine94189679060432">
          <table:table-cell table:style-name="Table2.A2" office:value-type="string">
            <text:p text:style-name="Tabelltext">Ctrl/N</text:p>
          </table:table-cell>
          <table:table-cell table:style-name="Table2.B2" office:value-type="string">
            <text:p text:style-name="P19">Show collection picture.</text:p>
          </table:table-cell>
        </table:table-row>
        <table:table-row table:style-name="TableLine94189678996384">
          <table:table-cell table:style-name="Table2.A2" office:value-type="string">
            <text:p text:style-name="Tabelltext">Ctrl/K</text:p>
          </table:table-cell>
          <table:table-cell table:style-name="Table2.B2" office:value-type="string">
            <text:p text:style-name="P19">Acknowledge last alarm.</text:p>
          </table:table-cell>
        </table:table-row>
      </table:table>
      <text:p text:style-name="Standard"/>
      <text:p text:style-name="Standard"/>
      <text:h text:style-name="Heading_20_2" text:outline-level="2">Debug picture</text:h>
      <text:p text:style-name="Standard"/>
      <text:p text:style-name="Standard"/>
      <text:p text:style-name="Standard">The debug picture shows the value of the debug attribute for all children of the selected object. </text:p>
      <text:p text:style-name="Standard"/>
      <text:p text:style-name="Standard"><text:soft-page-break/>Functions in the debug picture.</text:p>
      <text:p text:style-name="Standard"> </text:p>
      <table:table table:name="Table3" table:style-name="Table3">
        <table:table-column table:style-name="Table3.A"/>
        <table:table-column table:style-name="Table3.B"/>
        <table:table-row table:style-name="TableLine94189679000128">
          <table:table-cell table:style-name="Table3.A1" office:value-type="string">
            <text:p text:style-name="P13">Key</text:p>
          </table:table-cell>
          <table:table-cell table:style-name="Table3.B1" office:value-type="string">
            <text:p text:style-name="P13">Function</text:p>
          </table:table-cell>
        </table:table-row>
        <table:table-row table:style-name="TableLine94189678930672">
          <table:table-cell table:style-name="Table3.A2" office:value-type="string">
            <text:p text:style-name="Tabelltext">Arrow keys</text:p>
          </table:table-cell>
          <table:table-cell table:style-name="Table3.B2" office:value-type="string">
            <text:p text:style-name="Tabelltext">Select an object.</text:p>
          </table:table-cell>
        </table:table-row>
        <table:table-row table:style-name="TableLine94189679093680">
          <table:table-cell table:style-name="Table3.A2" office:value-type="string">
            <text:p text:style-name="Tabelltext">Return</text:p>
          </table:table-cell>
          <table:table-cell table:style-name="Table3.B2" office:value-type="string">
            <text:p text:style-name="Tabelltext">Show the children of the selected object.</text:p>
          </table:table-cell>
        </table:table-row>
        <table:table-row table:style-name="TableLine94189679094288">
          <table:table-cell table:style-name="Table3.A2" office:value-type="string">
            <text:p text:style-name="Tabelltext">Ctrl/A or F1</text:p>
          </table:table-cell>
          <table:table-cell table:style-name="Table3.B2" office:value-type="string">
            <text:p text:style-name="Tabelltext">Open the selected object.</text:p>
          </table:table-cell>
        </table:table-row>
        <table:table-row table:style-name="TableLine94189679094896">
          <table:table-cell table:style-name="Table3.A2" office:value-type="string">
            <text:p text:style-name="Tabelltext">Ctrl/E or F3</text:p>
          </table:table-cell>
          <table:table-cell table:style-name="Table3.B2" office:value-type="string">
            <text:p text:style-name="Tabelltext">Change value of selected attribute.</text:p>
          </table:table-cell>
        </table:table-row>
        <table:table-row table:style-name="TableLine94189679095632">
          <table:table-cell table:style-name="Table3.A2" office:value-type="string">
            <text:p text:style-name="Tabelltext">Ctrl/R of F4</text:p>
          </table:table-cell>
          <table:table-cell table:style-name="Table3.B2" office:value-type="string">
            <text:p text:style-name="Tabelltext">Go back to previous menu.</text:p>
          </table:table-cell>
        </table:table-row>
        <table:table-row table:style-name="TableLine94189679096400">
          <table:table-cell table:style-name="Table3.A2" office:value-type="string">
            <text:p text:style-name="Tabelltext">Page down or Ctrl/F</text:p>
          </table:table-cell>
          <table:table-cell table:style-name="Table3.B2" office:value-type="string">
            <text:p text:style-name="Tabelltext">Go to next page.</text:p>
          </table:table-cell>
        </table:table-row>
        <table:table-row table:style-name="TableLine94189679097216">
          <table:table-cell table:style-name="Table3.A2" office:value-type="string">
            <text:p text:style-name="Tabelltext">Page up or Ctrl/D</text:p>
          </table:table-cell>
          <table:table-cell table:style-name="Table3.B2" office:value-type="string">
            <text:p text:style-name="Tabelltext">Go to previous page.</text:p>
          </table:table-cell>
        </table:table-row>
        <table:table-row table:style-name="TableLine94189679098032">
          <table:table-cell table:style-name="Table3.A2" office:value-type="string">
            <text:p text:style-name="Tabelltext">Ctrl/Z</text:p>
          </table:table-cell>
          <table:table-cell table:style-name="Table3.B2" office:value-type="string">
            <text:p text:style-name="Tabelltext">Back to main meny.</text:p>
          </table:table-cell>
        </table:table-row>
        <table:table-row table:style-name="TableLine94189679099040">
          <table:table-cell table:style-name="Table3.A2" office:value-type="string">
            <text:p text:style-name="Tabelltext">Help</text:p>
          </table:table-cell>
          <table:table-cell table:style-name="Table3.B2" office:value-type="string">
            <text:p text:style-name="Tabelltext">Help</text:p>
          </table:table-cell>
        </table:table-row>
        <table:table-row table:style-name="TableLine94189679099856">
          <table:table-cell table:style-name="Table3.A2" office:value-type="string">
            <text:p text:style-name="Tabelltext">Delete</text:p>
          </table:table-cell>
          <table:table-cell table:style-name="Table3.B2" office:value-type="string">
            <text:p text:style-name="Tabelltext">Remove a menu entry.</text:p>
          </table:table-cell>
        </table:table-row>
        <table:table-row table:style-name="TableLine94189679100672">
          <table:table-cell table:style-name="Table3.A2" office:value-type="string">
            <text:p text:style-name="Tabelltext">Ctrl/B</text:p>
          </table:table-cell>
          <table:table-cell table:style-name="Table3.B2" office:value-type="string">
            <text:p text:style-name="Tabelltext">Command mode.</text:p>
          </table:table-cell>
        </table:table-row>
        <table:table-row table:style-name="TableLine94189679101488">
          <table:table-cell table:style-name="Table3.A2" office:value-type="string">
            <text:p text:style-name="Tabelltext">Ctrl/V</text:p>
          </table:table-cell>
          <table:table-cell table:style-name="Table3.B2" office:value-type="string">
            <text:p text:style-name="Tabelltext">Insert selected attribute into collection <text:s/>picture.</text:p>
          </table:table-cell>
        </table:table-row>
        <table:table-row table:style-name="TableLine94189679102304">
          <table:table-cell table:style-name="Table3.A2" office:value-type="string">
            <text:p text:style-name="Tabelltext">Ctrl/N</text:p>
          </table:table-cell>
          <table:table-cell table:style-name="Table3.B2" office:value-type="string">
            <text:p text:style-name="Tabelltext">Show collection picture.</text:p>
          </table:table-cell>
        </table:table-row>
        <table:table-row table:style-name="TableLine94189679103120">
          <table:table-cell table:style-name="Table3.A2" office:value-type="string">
            <text:p text:style-name="Tabelltext">Ctrl/K</text:p>
          </table:table-cell>
          <table:table-cell table:style-name="Table3.B2" office:value-type="string">
            <text:p text:style-name="Tabelltext">Acknowledge last alarm.</text:p>
          </table:table-cell>
        </table:table-row>
      </table:table>
      <text:p text:style-name="Standard"/>
      <text:h text:style-name="Heading_20_2" text:outline-level="2">Collection picture</text:h>
      <text:p text:style-name="Standard"/>
      <text:p text:style-name="Standard"><draw:frame draw:style-name="fr2" draw:name="graphics5" text:anchor-type="paragraph" svg:width="15cm" svg:height="9.675cm" draw:z-index="68"><draw:image xlink:href="Pictures/100002010000024A0000017A2AFC641124369AB2.png" xlink:type="simple" xlink:show="embed" xlink:actuate="onLoad" draw:mime-type="image/png"/></draw:frame></text:p>
      <text:p text:style-name="Standard">The collection picture makes it possible to collect a number of interesting attributes and display them in one picture. Insert in attribute by selecting the attribute in the object hierarchy and press Ctrl/V. If you select an object without specifying the attribute, the debug attriubte for the object is inserted.</text:p>
      <text:p text:style-name="Standard"/>
      <text:p text:style-name="Standard">The collection picture is viewed with Ctrl/N, or with the command 'show collection'.</text:p>
      <text:p text:style-name="Standard"/>
      <text:p text:style-name="Standard">The collection picture is emptied with the command 'collection clear'. Individual attributes is removed with the Delete key.</text:p>
      <text:p text:style-name="Standard"/>
      <text:p text:style-name="Standard">The functions in the collection picture is the same as in the debug picture.</text:p>
      <text:p text:style-name="Standard"/>
      <text:p text:style-name="Standard"/>
      <text:h text:style-name="Heading_20_1" text:outline-level="1">Alamlist</text:h>
      <text:p text:style-name="P9"><draw:frame draw:style-name="fr2" draw:name="graphics6" text:anchor-type="paragraph" svg:width="15cm" svg:height="9.626cm" draw:z-index="69"><draw:image xlink:href="Pictures/100002010000024D0000017A032DDFBB8A52167C.png" xlink:type="simple" xlink:show="embed" xlink:actuate="onLoad" draw:mime-type="image/png"/></draw:frame></text:p>
      <text:p text:style-name="Standard">In the alarm list prevailing an unacknowledged alarms are viewed. Unacknowledged alarms are marked with a '!' and prevailing alarm with a '*'. Only alarms from the plant parts stated in the EventSelectList of the RttConfig object are viewed. <text:s/>Also the alarm priority (A, B, C or D), the alarm time and alarm text is viewed.</text:p>
      <text:p text:style-name="Standard"/>
      <text:p text:style-name="Standard"/>
      <text:h text:style-name="Heading_20_1" text:outline-level="1">Eventlist</text:h>
      <text:p text:style-name="Standard"/>
      <text:p text:style-name="Standard"><draw:frame draw:style-name="fr2" draw:name="graphics7" text:anchor-type="paragraph" svg:width="15cm" svg:height="9.617cm" draw:z-index="70"><draw:image xlink:href="Pictures/100002010000024C000001799F1D46FB54BCAFAB.png" xlink:type="simple" xlink:show="embed" xlink:actuate="onLoad" draw:mime-type="image/png"/></draw:frame></text:p>
      <text:p text:style-name="Standard">The events from the plant parts stated in EventSelectList are viewed in the event list. </text:p>
      <text:p text:style-name="Standard">Alarm events are marked with the priority (*A, *B, C or D), info messaged with 'I', return events with 'r' and acknowledge events with 'a'. Also the event time and text is displayed.<text:line-break/> </text:p>
      <text:h text:style-name="Heading_20_1" text:outline-level="1">System pictures</text:h>
      <text:p text:style-name="Standard"/>
      <text:p text:style-name="Standard"/>
      <text:p text:style-name="Standard"/>
      <text:p text:style-name="Standard"/>
      <text:p text:style-name="Standard"/>
      <text:p text:style-name="Standard"/>
      <text:p text:style-name="Standard"/>
      <text:p text:style-name="Standard">Rtt contains a number of pictures displaying information about the system. The pictures i found below the System item in the menu.</text:p>
      <text:p text:style-name="Standard"/>
      <text:h text:style-name="Heading_20_2" text:outline-level="2">SHOW SYSTEM</text:h>
      <text:p text:style-name="Standard">Not implemented in Linux.</text:p>
      <text:h text:style-name="Heading_20_2" text:outline-level="2">PLCPGM</text:h>
      <text:p text:style-name="Standard">A list of all plcpgm on the node is displayed. </text:p>
      <text:p text:style-name="Standard"/>
      <text:h text:style-name="Heading_20_2" text:outline-level="2">GRAFCET</text:h>
      <text:p text:style-name="Standard">The grafcet picture shows the plcpgms containing grafcet sequences. If the grafcet sequence is active, i.e. the InitSteps are not active, this is indicated with the text 'Active'. Up to four sequences can be viewed simultaneously by marking plcpgms with the Return key. All the marked plcpgms are viewed in the grafcet monitor.</text:p>
      <text:h text:style-name="Heading_20_2" text:outline-level="2">DEVICE</text:h>
      <text:p text:style-name="Standard">The device picture shows all I/O cards on the node, with errorcounters and addresses.</text:p>
      <text:p text:style-name="Standard"/>
      <text:p text:style-name="Standard">The channels of a card is viewed by selecting the card and pressing the Return key. The value of the channel, and possible test, inversion and conversion flags are also displayed for the channel. Furthermore the signal object of the channel is viewed. By selecting the CngMode field with the arrow keys, and pressing Ctrl/A the channel description, or channel identity is showed instead of the signal object.</text:p>
      <text:p text:style-name="Standard"/>
      <text:p text:style-name="Standard">The channel picture for Do and Ao channels, can be set in a special signal-test mode, by setting the SignalTestModeOn attribute in the setup menu (command 'setup'). This mode makes it possible to force the value of analog and digital outputs. The test flag for a Do or Ao channel is set with Ctrl/T, and the test value is changed with Ctrl/A (Do) or Ctrl/E (Ao). The SignalTestModeOn has to be set before the channel picture is opened.</text:p>
      <text:p text:style-name="Standard"/>
      <text:h text:style-name="Heading_20_2" text:outline-level="2">PLCTHREAD</text:h>
      <text:p text:style-name="Standard">PlcThread shows info for the plc treads of the node, priority, loop count, scantime etc.</text:p>
      <text:p text:style-name="Standard"/>
      <text:h text:style-name="Heading_20_2" text:outline-level="2">PID</text:h>
      <text:p text:style-name="Standard">PID shows all PID controllers on the node. For each controller the object name, <text:s/>force (On/Off), mode (Casc/Auto/Man), processvalue, setvalue and output value is viewed.</text:p>
      <text:p text:style-name="Standard"/>
      <text:h text:style-name="Heading_20_2" text:outline-level="2"><text:soft-page-break/>LOGGNING</text:h>
      <text:p text:style-name="Standard">From the logging picture it is possible to log attribute values to a file. The logging function contains ten entries, each entry handles one log file. </text:p>
      <text:p text:style-name="Standard"/>
      <text:p text:style-name="Standard">Here is how to proceed to start a logging:</text:p>
      <text:list xml:id="list1964770207" text:style-name="L3">
        <text:list-item>
          <text:p text:style-name="P37">Collect the attributes that are to be logged into the collection picture.</text:p>
        </text:list-item>
        <text:list-item>
          <text:p text:style-name="P37">Enter the logging picture, and select a free entry with PageUp/PageDown.</text:p>
        </text:list-item>
        <text:list-item>
          <text:p text:style-name="P37">Set scan time for the logging by selecting 'Time' with the arrow keys and change the value with Ctrl/E. The time is in ms. </text:p>
        </text:list-item>
        <text:list-item>
          <text:p text:style-name="P37">The filename can be changed, if another name than the default name is desired.</text:p>
        </text:list-item>
        <text:list-item>
          <text:p text:style-name="P37">Set type of logging in 'Type'. Type can be 'Cont' or 'Event'. 'Cont' will log the values continously with the specified scantime. 'Event' will log a value when it is changed.</text:p>
        </text:list-item>
        <text:list-item>
          <text:p text:style-name="P37">Select 'Insert' and press Ctrl/A to insert the attributes into the collection picture.</text:p>
        </text:list-item>
        <text:list-item>
          <text:p text:style-name="P37">Select 'Start' and press Ctrl/A to start the logging. The text 'ACTIVE' is flashing when the logging is started.</text:p>
        </text:list-item>
        <text:list-item>
          <text:p text:style-name="P37">Stopp the logging by selecting 'Stop' and press Ctrl/A. </text:p>
        </text:list-item>
        <text:list-item>
          <text:p text:style-name="P37">Examine the loggfile by selecting 'Show File' and pressing Ctrl/A.</text:p>
        </text:list-item>
      </text:list>
      <text:p text:style-name="Standard"/>
      <text:p text:style-name="Standard">For more information, see the Logging chapter and the logging command.</text:p>
      <text:p text:style-name="Standard"/>
      <text:h text:style-name="Heading_20_2" text:outline-level="2">NETHANDLER</text:h>
      <text:p text:style-name="Standard"/>
      <text:p text:style-name="Standard">The nethandler menu contains items for pictures about the nethandler.</text:p>
      <text:p text:style-name="Standard"/>
      <text:h text:style-name="Heading_20_2" text:outline-level="2">SHOW NODES</text:h>
      <text:p text:style-name="Standard"/>
      <text:p text:style-name="Standard">The picture 'SHOW NODES' shows communication links to other nodes.</text:p>
      <text:p text:style-name="Standard"/>
      <text:p text:style-name="Standard">These parameters are viewed in the picture:</text:p>
      <text:p text:style-name="Standard"/>
      <text:p text:style-name="Standard"/>
      <table:table table:name="Table5" table:style-name="Table5">
        <table:table-column table:style-name="Table5.A"/>
        <table:table-column table:style-name="Table5.B"/>
        <table:table-row table:style-name="TableLine94189679267280">
          <table:table-cell table:style-name="Table5.A1" office:value-type="string">
            <text:p text:style-name="P13">Parameter</text:p>
          </table:table-cell>
          <table:table-cell table:style-name="Table5.B1" office:value-type="string">
            <text:p text:style-name="P13">Description</text:p>
          </table:table-cell>
        </table:table-row>
        <table:table-row table:style-name="TableLine94189679180256">
          <table:table-cell table:style-name="Table5.A2" office:value-type="string">
            <text:p text:style-name="Tabelltext">Name</text:p>
          </table:table-cell>
          <table:table-cell table:style-name="Table5.B2" office:value-type="string">
            <text:p text:style-name="Tabelltext">Nodenamn.</text:p>
          </table:table-cell>
        </table:table-row>
        <table:table-row table:style-name="TableLine94189679188688">
          <table:table-cell table:style-name="Table5.A2" office:value-type="string">
            <text:p text:style-name="Tabelltext">Os</text:p>
          </table:table-cell>
          <table:table-cell table:style-name="Table5.B2" office:value-type="string">
            <text:p text:style-name="Tabelltext">Operating system.</text:p>
          </table:table-cell>
        </table:table-row>
        <table:table-row table:style-name="TableLine94189679189968">
          <table:table-cell table:style-name="Table5.A2" office:value-type="string">
            <text:p text:style-name="Tabelltext">Hw</text:p>
          </table:table-cell>
          <table:table-cell table:style-name="Table5.B2" office:value-type="string">
            <text:p text:style-name="Tabelltext">Hardware platform.</text:p>
          </table:table-cell>
        </table:table-row>
        <table:table-row table:style-name="TableLine94189679191248">
          <table:table-cell table:style-name="Table5.A2" office:value-type="string">
            <text:p text:style-name="Tabelltext">Link</text:p>
          </table:table-cell>
          <table:table-cell table:style-name="Table5.B2" office:value-type="string">
            <text:p text:style-name="Tabelltext">The link can be Up, Active, Connected, Down or Local </text:p>
          </table:table-cell>
        </table:table-row>
        <table:table-row table:style-name="TableLine94189679193408">
          <table:table-cell table:style-name="Table5.A2" office:value-type="string">
            <text:p text:style-name="Tabelltext">Time up</text:p>
          </table:table-cell>
          <table:table-cell table:style-name="Table5.B2" office:value-type="string">
            <text:p text:style-name="Tabelltext">Time when the link was established.</text:p>
          </table:table-cell>
        </table:table-row>
        <table:table-row table:style-name="TableLine94189679186960">
          <table:table-cell table:style-name="Table5.A2" office:value-type="string">
            <text:p text:style-name="Tabelltext">Sent</text:p>
          </table:table-cell>
          <table:table-cell table:style-name="Table5.B2" office:value-type="string">
            <text:p text:style-name="Tabelltext">Number of sent messages.</text:p>
          </table:table-cell>
        </table:table-row>
        <table:table-row table:style-name="TableLine94189679197408">
          <table:table-cell table:style-name="Table5.A2" office:value-type="string">
            <text:p text:style-name="Tabelltext">Rcvd</text:p>
          </table:table-cell>
          <table:table-cell table:style-name="Table5.B2" office:value-type="string">
            <text:p text:style-name="Tabelltext">Number of received messages.</text:p>
          </table:table-cell>
        </table:table-row>
      </table:table>
      <text:p text:style-name="P14"><text:tab/></text:p>
      <text:p text:style-name="Standard"/>
      <text:h text:style-name="Heading_20_2" text:outline-level="2">SHOW SUBCLIENT</text:h>
      <text:p text:style-name="Standard">Shows the subscription client, i.e. prenumerations the current node has requested from other nodes. Note the number of unknown subscriptions, if this is larger than zero when all nodes are present in the system, it indicates subscriptions to nonexisting objects.</text:p>
      <text:h text:style-name="Heading_20_2" text:outline-level="2">SHOW SUBSERVER</text:h>
      <text:p text:style-name="Standard">Shows the subscription server, i.e. subscriptions other nodes have requested from the current node.</text:p>
      <text:h text:style-name="Heading_20_2" text:outline-level="2">QCOM</text:h>
      <text:p text:style-name="Standard">Shows Qcom information.</text:p>
      <text:h text:style-name="Heading_20_2" text:outline-level="2"><text:soft-page-break/>QCOM NODES</text:h>
      <text:p text:style-name="Standard">Show Qcom links to other nodes.</text:p>
      <text:p text:style-name="Standard">By selecting a node and pressing Return, more info about this node is showed, e.g. the round trip time and acknowledgement timeout indicating network problems.</text:p>
      <text:p text:style-name="Standard"/>
      <text:h text:style-name="Heading_20_2" text:outline-level="2">QCOM APPLICATIONS</text:h>
      <text:p text:style-name="Standard">Shows a list of server and application processes attached to Qcom. </text:p>
      <text:p text:style-name="Standard">By selecting an application and pressing Return, a list of the Qcom queues of the application is showed.</text:p>
      <text:p text:style-name="Standard"/>
      <text:h text:style-name="Heading_20_2" text:outline-level="2">SHOW POOL</text:h>
      <text:p text:style-name="Standard">Shows the system pools. By selecting a pool and pressing Return, the segments of the pool is viewed.</text:p>
      <text:h text:style-name="Heading_20_1" text:outline-level="1">Store</text:h>
      <text:p text:style-name="Standard"/>
      <text:p text:style-name="Standard"/>
      <text:p text:style-name="Standard"/>
      <text:p text:style-name="Standard"/>
      <text:p text:style-name="Standard"/>
      <text:p text:style-name="Standard">Under STORE in the menu, stored collection pictures and script files are displayed.</text:p>
      <text:p text:style-name="Standard"/>
      <text:p text:style-name="Standard">To store a collection picture:</text:p>
      <text:list xml:id="list1310198305" text:style-name="L4">
        <text:list-item>
          <text:p text:style-name="P38">Collect a number of attributes into the collection picture. </text:p>
        </text:list-item>
        <text:list-item>
          <text:p text:style-name="P38">Enter the collection picture and write the command (Ctrl/B) pwr_rtt&gt; store/collect sto1</text:p>
        </text:list-item>
        <text:list-item>
          <text:p text:style-name="P38">The collection picture is now stored under STORE / STO1. Enter the Store menu, select STO1 and press Return to restore it.</text:p>
        </text:list-item>
      </text:list>
      <text:p text:style-name="Standard"/>
      <text:p text:style-name="Standard"/>
      <text:p text:style-name="Standard"/>
      <text:h text:style-name="Heading_20_1" text:outline-level="1">Logging</text:h>
      <text:p text:style-name="Standard"/>
      <text:p text:style-name="Standard"/>
      <text:p text:style-name="Standard">The logging utility makes it possible to log attribute values to <text:s/>a file.</text:p>
      <text:p text:style-name="Standard">Up to ten logfiles can be opened simultaneously and in every logfile 100 attributes can be logged. The initialisation of the logging is made by setting data to a log table. Each logfile is handled by an entry in the log table. An entry is handled from the LOGGING picture, and with PageUp and PageDown keys you shift between entries.</text:p>
      <text:p text:style-name="Standard"/>
      <text:p text:style-name="Standard">The log entries can also be handled by the commands 'logging create', 'logging set' and 'logging delete'.</text:p>
      <text:p text:style-name="Standard"/>
      <text:p text:style-name="Standard">A condition attribute can be specified for a logging entry. In this case the logging is only performed when the condition attribute is true.</text:p>
      <text:p text:style-name="Standard"/>
      <text:p text:style-name="Standard">There are two types of logging, either the attribute values are continously logged with a specified cycle time, or an attribute is logged everytime the attribute value is changed.</text:p>
      <text:p text:style-name="Standard"/>
      <text:h text:style-name="Heading_20_2" text:outline-level="2">Continous logging</text:h>
      <text:p text:style-name="Standard">The value of the attributes in the entry are logged every cycle. The value and the time since start is printed into the file. The file can be read by Excel for graphic presentation.</text:p>
      <text:h text:style-name="Heading_20_2" text:outline-level="2">Event logging</text:h>
      <text:p text:style-name="Standard"/>
      <text:p text:style-name="Standard">An attribute in the entry is logged if the value of the attribute is changed.</text:p>
      <text:p text:style-name="Standard">The time of the change and the new value is printed into the logfile.</text:p>
      <text:p text:style-name="Standard"/>
      <text:h text:style-name="Heading_20_2" text:outline-level="2"/>
      <text:h text:style-name="Heading_20_1" text:outline-level="1"><text:s/>Commandfiles in rtt</text:h>
      <text:p text:style-name="Standard"/>
      <text:p text:style-name="Standard"/>
      <text:p text:style-name="Standard">Rtt contains a command language that is used for example to store collection pictures and logging entries. You can modify these files in a text editor, or write your own command procedures.</text:p>
      <text:h text:style-name="Heading_20_2" text:outline-level="2">Create a command file</text:h>
      <text:p text:style-name="Standard">A command file consists of comment lines and command lines. You can also define symbols and perform simpel arithmetics. Conditional execution and jumps are also possible, see chapter Script. Here is described how to create or modify collection and debug pictures.</text:p>
      <text:p text:style-name="Standard"/>
      <text:p text:style-name="Standard">Comment lines beginns with exclamation mark in first position.</text:p>
      <text:p text:style-name="Standard"/>
      <text:p text:style-name="Standard">Commands to handle a collection picture:</text:p>
      <text:p text:style-name="Standard"/>
      <text:list xml:id="list2640197672" text:style-name="L5">
        <text:list-item text:start-value="1">
          <text:p text:style-name="P40">collect clear</text:p>
        </text:list-item>
        <text:list-item>
          <text:p text:style-name="P40">collect /name='objectname'</text:p>
        </text:list-item>
        <text:list-item>
          <text:p text:style-name="P40">show collect</text:p>
        </text:list-item>
        <text:list-item>
          <text:p text:style-name="P40">add debug /name='objectname2' [/class= /hierarchy=]</text:p>
        </text:list-item>
        <text:list-item>
          <text:p text:style-name="P40">add parameter/parameter='attribute'/name='objectname3' [/class= /hierarchy=]</text:p>
        </text:list-item>
      </text:list>
      <text:p text:style-name="P15"/>
      <text:p text:style-name="Standard">Commands to build a debug picture:</text:p>
      <text:p text:style-name="P22"/>
      <text:list xml:id="list2114621597" text:style-name="L6">
        <text:list-item>
          <text:p text:style-name="P41">debug /name='objectname1' [/class= /hierarchy=]</text:p>
        </text:list-item>
        <text:list-item>
          <text:p text:style-name="P41">show parameter/name=...[/class= /hierarchy=]</text:p>
        </text:list-item>
        <text:list-item>
          <text:p text:style-name="P41">add debug /name='objectname2' [/class= /hierarchy=]</text:p>
        </text:list-item>
        <text:list-item>
          <text:p text:style-name="P41">add parameter/parameter='attribute'/name='objectname3' [/class= /hierarchy=]</text:p>
        </text:list-item>
      </text:list>
      <text:p text:style-name="Standard"/>
      <text:p text:style-name="Standard">A debug picture is created with the commands 'debug object' or 'show parameter' and is enlarged wih the commands 'add debug' and 'add parameter'.</text:p>
      <text:p text:style-name="Standard"/>
      <text:h text:style-name="Heading_20_2" text:outline-level="2">Execute a command file</text:h>
      <text:p text:style-name="Standard">A command file is executed by a '@' sign followed by the filename. </text:p>
      <text:p text:style-name="Standard"/>
      <text:h text:style-name="P33" text:outline-level="2"/>
      <text:h text:style-name="Heading_20_1" text:outline-level="1">Rtt configuration</text:h>
      <text:p text:style-name="Standard"/>
      <text:p text:style-name="Standard"/>
      <text:p text:style-name="Standard"/>
      <text:p text:style-name="Standard"/>
      <text:h text:style-name="Heading_20_2" text:outline-level="2">Configuration object</text:h>
      <text:p text:style-name="Standard">The configuration object is of class RttConfig. The default object is named RttConfig and placed under the node object. If another configuration object should be used, this is specified at rtt start in the the fourth argument.</text:p>
      <text:p text:style-name="Standard"/>
      <text:p text:style-name="Standard">See Object Referens Manual for information about the RttConfig object.</text:p>
      <text:p text:style-name="Standard"/>
      <text:p text:style-name="Standard"/>
      <text:h text:style-name="Heading_20_2" text:outline-level="2">Alarm list configuration</text:h>
      <text:p text:style-name="Standard">To see the alarm and eventlists in rtt, the EventSelectList in the RttConfig object has to be filled in.</text:p>
      <text:p text:style-name="Standard"/>
      <text:p text:style-name="Standard">In RttConfig object you also set suitable data of the attributes AlarmAutoLoad, AlarmMessage, AlarmBeep, AlarmReturn and AlarmAck.</text:p>
      <text:h text:style-name="Heading_20_2" text:outline-level="2">Interpretation of transbuffers</text:h>
      <text:p text:style-name="Standard">In the remtrans picture you can see the communication buffers for the remtrans interpreted as a c struct. This requires that the struct name and the file where the struct is defined is specified in the RemTrans object (attributes StructName and StructFile). See command 'show object /type' for more info.</text:p>
      <text:h text:style-name="P33" text:outline-level="2"/>
      <text:h text:style-name="Heading_20_1" text:outline-level="1">Create menues</text:h>
      <text:p text:style-name="Standard">Menues can be added to the rtt menu with the commands 'create menu' and 'add menu'. With these commands you can for example build menues that shows specific objects in the database. The script below shows plates in the length interval 10 – 15 m.</text:p>
      <text:p text:style-name="Standard"/>
      <text:p text:style-name="P7">string name;</text:p>
      <text:p text:style-name="P7">string attr;</text:p>
      <text:p text:style-name="P7">float length;</text:p>
      <text:p text:style-name="P7">int <text:s/>first</text:p>
      <text:p text:style-name="P7"/>
      <text:p text:style-name="P7">name = GetChild("VKV-Plates");</text:p>
      <text:p text:style-name="P7">first = 1;</text:p>
      <text:p text:style-name="P7">while ( name != "")</text:p>
      <text:p text:style-name="P7"><text:s text:c="2"/>if ( GetObjectClass(name) == "END_Plat")</text:p>
      <text:p text:style-name="P7"><text:s text:c="4"/>attr = nname + "Length";</text:p>
      <text:p text:style-name="P7"><text:s text:c="4"/>length = GetAttribute( attr);</text:p>
      <text:p text:style-name="P7"><text:s text:c="4"/>if ( length &gt;= 10 &amp;&amp; length &lt; 15)</text:p>
      <text:p text:style-name="P7"><text:s text:c="6"/>if ( first)</text:p>
      <text:p text:style-name="P7"><text:s text:c="8"/>create menu/title="Plates 10-15 m"/text="'name'"/obj="'name'"</text:p>
      <text:p text:style-name="P7"><text:s text:c="6"/>else</text:p>
      <text:p text:style-name="P7"><text:s text:c="8"/>add menu/text="'name'"/object="'name'"</text:p>
      <text:p text:style-name="P7"><text:s text:c="6"/>endif</text:p>
      <text:p text:style-name="P7"><text:s text:c="4"/>endif</text:p>
      <text:p text:style-name="P7"><text:s text:c="4"/>first = 0;</text:p>
      <text:p text:style-name="P7"><text:s text:c="2"/>endif</text:p>
      <text:p text:style-name="P7"><text:s text:c="2"/>name = GetNextSibling(name);</text:p>
      <text:p text:style-name="P7">endwhile</text:p>
      <text:p text:style-name="P7"/>
      <text:h text:style-name="Heading_20_1" text:outline-level="1">Crossreferences</text:h>
      <text:p text:style-name="Standard">Rtt can show crossreferences for signalas and other objects. It is also possible to search for references in arithm objects containg code. </text:p>
      <text:p text:style-name="Standard"/>
      <text:p text:style-name="Standard">Crossreferences are showed with the command 'crossreference'.</text:p>
      <text:p text:style-name="Standard"/>
      <text:p text:style-name="Standard">The crossreference information in not present at runtime, it has to be generated in the development environment. This is done in the Configurator with the command 'create cross'. The reference information is store in three files on $pwrp_load, rtt_crr_'volumeid'.dat, rtt_crro_'volumeid'.dat and rtt_crrc_'volumeid'.dat. These are distributed by the distributor to the process station.<text:span text:style-name="T3"> </text:span></text:p>
      <text:h text:style-name="Heading_20_2" text:outline-level="2">Arithm-kod</text:h>
      <text:p text:style-name="Standard">The objects CArithm, DataArithm, AArithm and DArithm contains c-code where for example c-functions can be called. With the crossreference command you can search for arithm objects that contain calls to a specific function. This is done with the command</text:p>
      <text:p text:style-name="Standard"/>
      <text:p text:style-name="P7">pwr_rtt&gt; crossref /function=</text:p>
      <text:p text:style-name="Standard"/>
      <text:p text:style-name="Standard">The result is a list of the arithm objects where the function is called, also the the rows in the code where the call is made are displayed. </text:p>
      <text:p text:style-name="Standard"/>
      <text:p text:style-name="Standard">You can also search for an arbitrary string in the arithm-code with </text:p>
      <text:p text:style-name="Standard"/>
      <text:p text:style-name="P7">pwr_rtt&gt; crossref /string=</text:p>
      <text:p text:style-name="Standard"/>
      <text:h text:style-name="Heading_20_1" text:outline-level="1">Commands</text:h>
      <text:p text:style-name="Standard"/>
      <text:p text:style-name="Standard">The command input field is opened with Ctrl+B.</text:p>
      <text:p text:style-name="P18"/>
      <text:h text:style-name="Heading_20_1" text:outline-level="1">add</text:h>
      <text:p text:style-name="Preformatted_20_Text"/>
      <text:p text:style-name="Preformatted_20_Text">This command adds objects to the current picture.</text:p>
      <text:p text:style-name="Preformatted_20_Text">Allowed qualifiers are:<text:tab/></text:p>
      <text:p text:style-name="Preformatted_20_Text"/>
      <text:p text:style-name="Code">pwr_rtt&gt; add debug /name= /class= / hierarchy=</text:p>
      <text:p text:style-name="Code">pwr_rtt&gt; add parameter/parameter= /name= /class= /hierarchy=</text:p>
      <text:p text:style-name="Code"/>
      <text:h text:style-name="Heading_20_2" text:outline-level="2">add parameter</text:h>
      <text:p text:style-name="Preformatted_20_Text"/>
      <text:p text:style-name="Preformatted_20_Text">This command adds objects to the current picture, and displays the value of the parameter of the objects.</text:p>
      <text:p text:style-name="Preformatted_20_Text">Object that fits in the class, name and hierarchy description are displayed on the screen.</text:p>
      <text:p text:style-name="Preformatted_20_Text"/>
      <text:p text:style-name="Code">pwr_rtt&gt; add parameter /parameter= /name= /class= /hierarchy= </text:p>
      <text:p text:style-name="Code"/>
      <text:p text:style-name="Preformatted_20_Text"><text:span text:style-name="T1">/parameter=</text:span><text:tab/>the name of the parameter to be displayed</text:p>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 objects of this class</text:p>
      <text:p text:style-name="Preformatted_20_Text"><text:span text:style-name="T1">/hierarchy=</text:span><text:tab/>display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
      <text:h text:style-name="Heading_20_2" text:outline-level="2">add debug</text:h>
      <text:p text:style-name="Preformatted_20_Text"/>
      <text:p text:style-name="Preformatted_20_Text">This command adds objects to the current picture, and displays the value of the debug parameters of the objects.</text:p>
      <text:p text:style-name="Preformatted_20_Text">Object that matches in the class, name and hierarchy description are displayed on the screen. Only objects with a defined debugparameter are displayed.</text:p>
      <text:p text:style-name="Preformatted_20_Text"/>
      <text:p text:style-name="Code">pwr_rtt&gt; debug object /name= /class= /hierarchy= /global</text:p>
      <text:p text:style-name="Preformatted_20_Text"/>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h text:style-name="Heading_20_2" text:outline-level="2">add menu</text:h>
      <text:p text:style-name="Preformatted_20_Text"/>
      <text:p text:style-name="Preformatted_20_Text">Add a menu item to a menu.</text:p>
      <text:p text:style-name="Preformatted_20_Text">A limited selection of meny items types is supported.</text:p>
      <text:p text:style-name="Preformatted_20_Text">Syntax:</text:p>
      <text:p text:style-name="Preformatted_20_Text"/>
      <text:p text:style-name="Code">pwr_rtt&gt; add menu /text= [/object=] [/command=]</text:p>
      <text:p text:style-name="Preformatted_20_Text"/>
      <text:p text:style-name="Preformatted_20_Text"><text:span text:style-name="T1">/text</text:span><text:tab/><text:tab/>Text of the menu item</text:p>
      <text:p text:style-name="Preformatted_20_Text"><text:span text:style-name="T1">/object</text:span><text:tab/><text:tab/>Name of object an object. The menuitem will have the</text:p>
      <text:p text:style-name="Preformatted_20_Text"><text:tab/><text:tab/>characteristics of an object. pf1 will open the object, return</text:p>
      <text:p text:style-name="Preformatted_20_Text"><text:tab/><text:tab/>will show the children and pf2 will debug the children.</text:p>
      <text:p text:style-name="Preformatted_20_Text"><text:span text:style-name="T1">/command</text:span><text:tab/><text:tab/>The menu item is of type rtt command. The rtt-command that</text:p>
      <text:p text:style-name="Preformatted_20_Text"><text:tab/><text:tab/>will be executed if pf1 is activated should be added.</text:p>
      <text:p text:style-name="P26">Example</text:p>
      <text:p text:style-name="Standard"/>
      <text:p text:style-name="Standard"><text:soft-page-break/>Create a menu item of type menu</text:p>
      <text:p text:style-name="Code">pwr_rtt&gt; add menu/text=”SubMenu”</text:p>
      <text:p text:style-name="Standard"/>
      <text:p text:style-name="Standard">Create a menu item of type object</text:p>
      <text:p text:style-name="Code">pwr_rtt&gt; add menu/text=”SomeObj”/obj=Motor-Enable</text:p>
      <text:p text:style-name="Standard"/>
      <text:p text:style-name="Standard">Create a menu item of type command</text:p>
      <text:p text:style-name="P28">pwr_rtt&gt; add menu/text=”SomeCmd”/command=@mycmd <text:s/></text:p>
      <text:h text:style-name="Heading_20_1" text:outline-level="1">alarm</text:h>
      <text:p text:style-name="Preformatted_20_Text"/>
      <text:p text:style-name="Preformatted_20_Text">Send an alarm, show the alamlist, show or print the eventlist.</text:p>
      <text:h text:style-name="Heading_20_2" text:outline-level="2">alarm send</text:h>
      <text:p text:style-name="Preformatted_20_Text">Send an alarm with the specified alarm text and alarm priority.</text:p>
      <text:p text:style-name="Preformatted_20_Text"/>
      <text:p text:style-name="Code">pwr_rtt&gt; alarm send /text="..." /priority=</text:p>
      <text:p text:style-name="Preformatted_20_Text"/>
      <text:p text:style-name="Preformatted_20_Text"><text:span text:style-name="T1">/priority</text:span> can be A,B,C or D (default A).</text:p>
      <text:h text:style-name="Heading_20_2" text:outline-level="2">alarm print</text:h>
      <text:p text:style-name="Preformatted_20_Text">Print the eventlist on a file.</text:p>
      <text:p text:style-name="Preformatted_20_Text"/>
      <text:p text:style-name="Code">pwr_rtt&gt; alarm print/file= [/notext] [/noname]</text:p>
      <text:p text:style-name="Preformatted_20_Text"/>
      <text:p text:style-name="Preformatted_20_Text">The alarmlist has to be loaded before alarm print. The alarmlist will be loaded when the alarm or eventlist is entered.</text:p>
      <text:h text:style-name="Heading_20_2" text:outline-level="2">alarm show</text:h>
      <text:p text:style-name="Preformatted_20_Text">Show the alarmlist.</text:p>
      <text:p text:style-name="Preformatted_20_Text"/>
      <text:p text:style-name="Code">pwr_rtt&gt; alarm show [/user=][/acknowledge][/return][/bell][/maxalarm=]</text:p>
      <text:p text:style-name="Code"><text:tab/>[/maxevent=]</text:p>
      <text:h text:style-name="Heading_20_2" text:outline-level="2">alarm list</text:h>
      <text:p text:style-name="Preformatted_20_Text">Show eventlist.</text:p>
      <text:p text:style-name="Preformatted_20_Text"/>
      <text:p text:style-name="Code">pwr_rtt&gt; alarm list [/user=][/acknowledge][/return][/bell][/maxalarm=]</text:p>
      <text:p text:style-name="Code"><text:tab/><text:tab/>[/maxevent=]\</text:p>
      <text:p text:style-name="Preformatted_20_Text"/>
      <text:h text:style-name="Heading_20_1" text:outline-level="1">class</text:h>
      <text:p text:style-name="Standard"/>
      <text:p text:style-name="Standard"/>
      <text:p text:style-name="Standard">Show the class definition.</text:p>
      <text:p text:style-name="Standard"/>
      <text:h text:style-name="Heading_20_4" text:outline-level="4">/name</text:h>
      <text:p text:style-name="Standard">A class name.</text:p>
      <text:p text:style-name="Standard"/>
      <text:h text:style-name="Heading_20_4" text:outline-level="4">/volume</text:h>
      <text:p text:style-name="Standard">Shows all classes in the specified class volume.</text:p>
      <text:p text:style-name="Preformatted_20_Text"/>
      <text:p text:style-name="Preformatted_20_Text"/>
      <text:h text:style-name="Heading_20_1" text:outline-level="1">collect</text:h>
      <text:p text:style-name="Preformatted_20_Text">Handles the collection picture.</text:p>
      <text:h text:style-name="Heading_20_2" text:outline-level="2">collect</text:h>
      <text:p text:style-name="Preformatted_20_Text">Add the selected object to the collection picture.</text:p>
      <text:p text:style-name="Preformatted_20_Text">If the object is collected from a hierarchy menu, the debugparameter will be displayed, if a parameter is collected in a 'show object' menu the selected parameter will be displayed.</text:p>
      <text:p text:style-name="Preformatted_20_Text"/>
      <text:p text:style-name="Code">pwr_rtt&gt; collect /name=<text:tab/></text:p>
      <text:p text:style-name="Preformatted_20_Text"/>
      <text:p text:style-name="Preformatted_20_Text"><text:span text:style-name="T1">/name</text:span><text:tab/>The object name kan include the parametername, otherwise the debug parameter is</text:p>
      <text:p text:style-name="Preformatted_20_Text"><text:tab/>collected.</text:p>
      <text:h text:style-name="Heading_20_2" text:outline-level="2">collect clear</text:h>
      <text:p text:style-name="Preformatted_20_Text">Clear the collection picture. The collection picture has to be active.</text:p>
      <text:p text:style-name="Preformatted_20_Text"/>
      <text:p text:style-name="Code">pwr_rtt&gt; clollect clear</text:p>
      <text:h text:style-name="Heading_20_2" text:outline-level="2">collect show</text:h>
      <text:p text:style-name="Preformatted_20_Text">Show the collection picture, i.e. attributes collected by the collect function (accelerator Ctrl/N).</text:p>
      <text:p text:style-name="P15"/>
      <text:p text:style-name="Code">pwr_rtt&gt; collect show</text:p>
      <text:p text:style-name="P15"/>
      <text:h text:style-name="Heading_20_1" text:outline-level="1">create</text:h>
      <text:h text:style-name="Heading_20_2" text:outline-level="2">create object</text:h>
      <text:p text:style-name="Preformatted_20_Text"/>
      <text:p text:style-name="Preformatted_20_Text">Create an object.</text:p>
      <text:p text:style-name="Preformatted_20_Text">Objects can only be created in dynamic volumes.</text:p>
      <text:p text:style-name="Preformatted_20_Text"/>
      <text:p text:style-name="Preformatted_20_Text"/>
      <text:p text:style-name="Code">pwr_rtt&gt; create object /name= /class= </text:p>
      <text:p text:style-name="Code"/>
      <text:p text:style-name="Preformatted_20_Text"><text:span text:style-name="T1">/name</text:span><text:tab/><text:tab/>name of the object including hierarchy</text:p>
      <text:p text:style-name="Preformatted_20_Text"><text:span text:style-name="T1">/class</text:span><text:tab/><text:tab/>class of the object</text:p>
      <text:p text:style-name="Preformatted_20_Text"><text:span text:style-name="T2">Example</text:span><text:tab/><text:tab/></text:p>
      <text:p text:style-name="Code">pwr_rtt&gt; create object /name=Noder-Noden-RttUser /class=User</text:p>
      <text:p text:style-name="Preformatted_20_Text"/>
      <text:h text:style-name="Heading_20_2" text:outline-level="2">create menu</text:h>
      <text:p text:style-name="Preformatted_20_Text"/>
      <text:p text:style-name="Preformatted_20_Text">Create a new menu with one menu item. More items kan be added with the command</text:p>
      <text:p text:style-name="Preformatted_20_Text">'add menu'. A limited selection of meny items types is supported.</text:p>
      <text:p text:style-name="Preformatted_20_Text"/>
      <text:p text:style-name="Code">pwr_rtt&gt; create menu /title= /text= [/object=] [/command=]</text:p>
      <text:p text:style-name="Code"/>
      <text:p text:style-name="Preformatted_20_Text"><text:span text:style-name="T1">/title</text:span><text:tab/><text:tab/>Title of the menu</text:p>
      <text:p text:style-name="Preformatted_20_Text"><text:span text:style-name="T1">/text</text:span><text:tab/><text:tab/>Text of the menu item</text:p>
      <text:p text:style-name="Preformatted_20_Text"><text:span text:style-name="T1">/object</text:span><text:tab/><text:tab/>Name of object an object. The menuitem will have the</text:p>
      <text:p text:style-name="Preformatted_20_Text"><text:tab/><text:tab/>characteristics of an object. Ctrl/A will open the object, Return</text:p>
      <text:p text:style-name="Preformatted_20_Text"><text:tab/><text:tab/>will show the children and Ctrl/T will debug the children.</text:p>
      <text:p text:style-name="Preformatted_20_Text"><text:span text:style-name="T1">/command</text:span><text:tab/><text:tab/>The menu item is of type rtt command. The rtt-command that</text:p>
      <text:p text:style-name="Preformatted_20_Text"><text:tab/><text:tab/>will be executed if Ctrl/A is activated should be added.</text:p>
      <text:p text:style-name="P26">Example</text:p>
      <text:p text:style-name="Code"><text:s text:c="2"/>pwr_rtt&gt; create menu /title=\"My menu\" /text=\"More menues\"</text:p>
      <text:p text:style-name="Code"><text:s text:c="2"/>pwr_rtt&gt; create menu /title=\"Some objects\" /text=\"Obj1\" <text:tab/>/object=rt-obj1</text:p>
      <text:p text:style-name="Code"><text:s text:c="2"/>pwr_rtt&gt; create menu /title=\"Cmd menu\" /text=\"cmd1\" <text:tab/>/command=@cmd1</text:p>
      <text:p text:style-name="Code"/>
      <text:p text:style-name="Preformatted_20_Text"/>
      <text:p text:style-name="Preformatted_20_Text"/>
      <text:h text:style-name="Heading_20_1" text:outline-level="1">crossreference</text:h>
      <text:p text:style-name="Standard"/>
      <text:p text:style-name="Standard"/>
      <text:p text:style-name="Standard"/>
      <text:p text:style-name="Standard"/>
      <text:p text:style-name="Standard">Crossreference shows where a signal or object is referred in the plc code by objects as GetDp, StoDp, GetData etc. The crossreference function can also search for strings, e.g. functions and classes, <text:s/>in the code of Arithm objects. The crossreference information has to be generated in the development environment, by the command 'create cross' or by setting the option Crossreferens in the configurator setup.</text:p>
      <text:p text:style-name="Standard"/>
      <text:p text:style-name="P7">pwr_rtt&gt; crossreference</text:p>
      <text:p text:style-name="Text_20_body"/>
      <text:p text:style-name="Text_20_body"><text:span text:style-name="T1">/file</text:span> <text:tab/>Name of the crossreference file. Optional.</text:p>
      <text:p text:style-name="Text_20_body"><text:span text:style-name="T1">/name</text:span> <text:tab/>Signal or object to show crossreferences for. Wildcard is allowed. Default the selected <text:tab/>object.</text:p>
      <text:p text:style-name="Text_20_body"/>
      <text:p text:style-name="Text_20_body"><text:span text:style-name="T1">/function</text:span><text:tab/>Name of a function, class or attribute that is used in the code in AArithm, DArithm, <text:tab/>CArithm or DataArithm. The difference between /function and /string is that /string <text:tab/>allows all characters as delimiters, when /function only allows digits or letters.</text:p>
      <text:p text:style-name="Standard"/>
      <text:p text:style-name="P7"><text:tab/>pwr_rtt&gt; crossreference /function= [/brief] <text:tab/><text:tab/><text:tab/>[/case_sensitive]</text:p>
      <text:p text:style-name="P29"/>
      <text:p text:style-name="Text_20_body"><text:span text:style-name="T1">/brief</text:span><text:tab/>Used at search in Arithm objects. /brief only shows one row of code or each arithm <text:tab/>object.</text:p>
      <text:p text:style-name="Standard"/>
      <text:p text:style-name="Text_20_body"><text:span text:style-name="T1">/case_sensitive</text:span> <text:tab/>Used at search in Arithm objects. Specifies that the search is case <text:tab/><text:tab/>sensitive. When case sensitive is used, the function or search string <text:tab/><text:tab/>should be enclosed by quotes.</text:p>
      <text:p text:style-name="Standard"/>
      <text:p text:style-name="Standard"/>
      <text:p text:style-name="P8">Example</text:p>
      <text:p text:style-name="P7"/>
      <text:p text:style-name="Code"><text:span text:style-name="T1">pwr_rtt&gt; cross /function=”MyFunc” /case_sensitive</text:span><text:tab/></text:p>
      <text:p text:style-name="P24"/>
      <text:p text:style-name="Text_20_body"/>
      <text:p text:style-name="Text_20_body">Search for a string in AArithm, DArithm, CArithm or DataArithm code. </text:p>
      <text:p text:style-name="Code">pwr_rtt&gt; crossreference /string= [/brief] [/case_sensitive]</text:p>
      <text:p text:style-name="P29"/>
      <text:p text:style-name="Text_20_body"><text:span text:style-name="T1">/string</text:span><text:tab/>Search for a string in Arithm object code.</text:p>
      <text:p text:style-name="Standard"/>
      <text:p text:style-name="Standard"/>
      <text:p text:style-name="Standard"/>
      <text:h text:style-name="Heading_20_1" text:outline-level="1">debug</text:h>
      <text:p text:style-name="Preformatted_20_Text"/>
      <text:p text:style-name="Preformatted_20_Text">Display the value of the debug parameter of one or many objects.</text:p>
      <text:p text:style-name="Preformatted_20_Text"/>
      <text:p text:style-name="Code">pwr_rtt&gt; debug object /name= /class= /hierarchy =</text:p>
      <text:p text:style-name="Code">pwr_rtt&gt; debug children /name=</text:p>
      <text:p text:style-name="Code">pwr_rtt&gt; debug signals /name=</text:p>
      <text:p text:style-name="Preformatted_20_Text"/>
      <text:h text:style-name="Heading_20_2" text:outline-level="2">debug signals</text:h>
      <text:p text:style-name="Preformatted_20_Text"/>
      <text:p text:style-name="Preformatted_20_Text">Display the signals and the value of the signals referenced in a plcpgm</text:p>
      <text:p text:style-name="Preformatted_20_Text">or a window.</text:p>
      <text:p text:style-name="Preformatted_20_Text">Allowed qualifiers are:<text:tab/></text:p>
      <text:p text:style-name="Preformatted_20_Text"/>
      <text:p text:style-name="Code">pwr_rtt&gt; debug signals /name= /file=</text:p>
      <text:p text:style-name="Code"/>
      <text:p text:style-name="Preformatted_20_Text"><text:span text:style-name="T1">/name</text:span><text:tab/><text:tab/>The name of a plcpgm or a window object. Wildcard is allowed.</text:p>
      <text:p text:style-name="Preformatted_20_Text"><text:tab/><text:tab/>If the object is a plcpgm all the signals in the plcpgm are</text:p>
      <text:p text:style-name="Preformatted_20_Text"><text:tab/><text:tab/>displayed, if a window all the signals in the window are</text:p>
      <text:p text:style-name="Preformatted_20_Text"><text:tab/><text:tab/>displayed.</text:p>
      <text:p text:style-name="Preformatted_20_Text"><text:tab/><text:tab/>Default value is the selected object.</text:p>
      <text:p text:style-name="Preformatted_20_Text"><text:span text:style-name="T1">/file</text:span><text:tab/><text:tab/>Name of the listfile of the plcmodule list.</text:p>
      <text:p text:style-name="Preformatted_20_Text"><text:tab/><text:tab/>Default $pwrp_lis/pwrp_plcmodulelist.plis.</text:p>
      <text:p text:style-name="Preformatted_20_Text"><text:span text:style-name="T2">Example</text:span><text:tab/><text:tab/></text:p>
      <text:p text:style-name="Code">pwr_rtt&gt; debug signals</text:p>
      <text:p text:style-name="Preformatted_20_Text"/>
      <text:h text:style-name="Heading_20_2" text:outline-level="2">debug objects</text:h>
      <text:p text:style-name="Preformatted_20_Text"/>
      <text:p text:style-name="Preformatted_20_Text">Display the value of the debug parameter of one or many objects</text:p>
      <text:p text:style-name="Preformatted_20_Text">Object that matches in the class, name and hierarchy description are displayed</text:p>
      <text:p text:style-name="Preformatted_20_Text">on the screen. Only objects with a defined debugparameter is displayed.</text:p>
      <text:p text:style-name="Preformatted_20_Text"/>
      <text:p text:style-name="Code">pwr_rtt&gt; debug object /name= /class= /hierarchy= /global</text:p>
      <text:p text:style-name="Code"/>
      <text:p text:style-name="Preformatted_20_Text"><text:span text:style-name="T1">/name=</text:span><text:tab/><text:tab/>the name of the object. Wildcard is allowed.</text:p>
      <text:p text:style-name="Preformatted_20_Text"><text:tab/><text:tab/>The name can be written without '/name='. Ex debug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
      <text:h text:style-name="Heading_20_2" text:outline-level="2">debug children</text:h>
      <text:p text:style-name="Preformatted_20_Text"/>
      <text:p text:style-name="Preformatted_20_Text">Display the value of the debug parameter of the children of an object.</text:p>
      <text:p text:style-name="Preformatted_20_Text">Only objects with a defined debugparameter is displayed.</text:p>
      <text:p text:style-name="Preformatted_20_Text"/>
      <text:p text:style-name="Code">pwr_rtt&gt; debug children /name=</text:p>
      <text:p text:style-name="Preformatted_20_Text"/>
      <text:p text:style-name="Preformatted_20_Text"><text:span text:style-name="T1">/name=</text:span><text:tab/><text:tab/>the name of the object.</text:p>
      <text:p text:style-name="Preformatted_20_Text"><text:tab/><text:tab/>The name can be written without '/name='.</text:p>
      <text:h text:style-name="Heading_20_1" text:outline-level="1">define</text:h>
      <text:p text:style-name="Standard"/>
      <text:p text:style-name="Standard"/>
      <text:p text:style-name="Standard"/>
      <text:p text:style-name="Standard">Define symbols and assign values to symbols.</text:p>
      <text:p text:style-name="Standard">The symbol can have an integer, float or string value.</text:p>
      <text:p text:style-name="Standard"/>
      <text:h text:style-name="Heading_20_2" text:outline-level="2">System symbols</text:h>
      <text:p text:style-name="Standard"/>
      <text:p text:style-name="Standard">There are a number of symbols defined by the system.</text:p>
      <text:p text:style-name="Standard"/>
      <text:p text:style-name="Standard">rtt_os <text:s text:c="2"/><text:tab/>Current operating system.</text:p>
      <text:p text:style-name="Standard">rtt_platform <text:s text:c="3"/><text:tab/>Current <text:s/>platform.</text:p>
      <text:p text:style-name="Standard">rtt_time <text:s/><text:tab/>Current time.</text:p>
      <text:p text:style-name="Standard"/>
      <text:h text:style-name="Heading_20_2" text:outline-level="2">Value assignment</text:h>
      <text:p text:style-name="Standard">The assigned value can be an integer, float or string.</text:p>
      <text:p text:style-name="Standard"/>
      <text:p text:style-name="Standard"/>
      <text:p text:style-name="P8">Examples</text:p>
      <text:p text:style-name="Standard">Float assignment</text:p>
      <text:p text:style-name="Standard"/>
      <text:p text:style-name="P7">define num 3.22</text:p>
      <text:p text:style-name="P7">define num 3.22e-12</text:p>
      <text:p text:style-name="Standard"/>
      <text:p text:style-name="Standard">Integer assignment</text:p>
      <text:p text:style-name="Standard"/>
      <text:p text:style-name="P7">define i 0</text:p>
      <text:p text:style-name="Standard"/>
      <text:p text:style-name="Standard">String assignment</text:p>
      <text:p text:style-name="Standard"/>
      <text:p text:style-name="P7">define some_str "This is a string"</text:p>
      <text:p text:style-name="Standard"/>
      <text:p text:style-name="Standard">Assignment of the value of another symbol</text:p>
      <text:p text:style-name="P7"/>
      <text:p text:style-name="P7">define a1 'a2'</text:p>
      <text:p text:style-name="Standard"/>
      <text:p text:style-name="Standard">Concatenate two string symbols</text:p>
      <text:p text:style-name="Standard"/>
      <text:p text:style-name="P7">define a1 "MOTOR"</text:p>
      <text:p text:style-name="P7">define a2 " START"</text:p>
      <text:p text:style-name="P7">define a3 ‘a’’a2’</text:p>
      <text:p text:style-name="Standard"/>
      <text:p text:style-name="P7">sho sym a3</text:p>
      <text:p text:style-name="P7">%RTT-I-MSG, Symbol a3 = MOTOR START</text:p>
      <text:h text:style-name="Heading_20_2" text:outline-level="2">Fetch attribute values from the database</text:h>
      <text:p text:style-name="Standard"/>
      <text:p text:style-name="Standard">You can fetch an attribute value from the database by writing # before the attribute name and surround the name with apostrophes.</text:p>
      <text:p text:style-name="Standard"/>
      <text:p text:style-name="P8">Example</text:p>
      <text:p text:style-name="Standard"/>
      <text:p text:style-name="P7">define a '#rt-rtt-vax_vms-dv1.actualvalue'</text:p>
      <text:p text:style-name="P7">sho sym a</text:p>
      <text:p text:style-name="P7">%RTT-I-MSG, Symbol a = 0</text:p>
      <text:p text:style-name="Standard"><text:soft-page-break/></text:p>
      <text:p text:style-name="P7">if '#rt-rtt-vax_vms-dv1.actualvalue' eq 0</text:p>
      <text:p text:style-name="P7"><text:s text:c="2"/>say/text="Dv1 is 0"</text:p>
      <text:p text:style-name="P7">endif</text:p>
      <text:p text:style-name="Standard"/>
      <text:p text:style-name="P7"/>
      <text:h text:style-name="Heading_20_1" text:outline-level="1">delete</text:h>
      <text:h text:style-name="Heading_20_2" text:outline-level="2">delete object</text:h>
      <text:p text:style-name="Preformatted_20_Text"/>
      <text:p text:style-name="Preformatted_20_Text">Delete an object.</text:p>
      <text:p text:style-name="Preformatted_20_Text">Only objects in dynamic volumes can be deleted.</text:p>
      <text:p text:style-name="Standard"/>
      <text:p text:style-name="Standard">Note that the current database view is not updated with removed objects. The object hierarchy has to be closed and opened again to show the new view.</text:p>
      <text:p text:style-name="Standard"/>
      <text:p text:style-name="Code">pwr_rtt&gt; delete object /name= </text:p>
      <text:p text:style-name="P27"/>
      <text:p text:style-name="Preformatted_20_Text"><text:span text:style-name="T1">/name</text:span><text:tab/><text:tab/>name of the object including hierarchy</text:p>
      <text:p text:style-name="Preformatted_20_Text"/>
      <text:p text:style-name="Preformatted_20_Text"><text:span text:style-name="T2">Example</text:span><text:tab/><text:tab/></text:p>
      <text:p text:style-name="P27">pwr_rtt&gt; delete object /name=N2-UGN-PLÅTAR-Mtrl1</text:p>
      <text:h text:style-name="Heading_20_1" text:outline-level="1">directory</text:h>
      <text:p text:style-name="Preformatted_20_Text"/>
      <text:p text:style-name="Preformatted_20_Text">Display files. Wildcard can be used.</text:p>
      <text:p text:style-name="Preformatted_20_Text">If no file or directory is specified, the files in the current default directory will be displayed.</text:p>
      <text:p text:style-name="Preformatted_20_Text"/>
      <text:p text:style-name="Code">pwr_rtt&gt; directory 'filespec'</text:p>
      <text:p text:style-name="P19"/>
      <text:h text:style-name="Heading_20_1" text:outline-level="1">exit</text:h>
      <text:p text:style-name="Standard"/>
      <text:p text:style-name="Standard"/>
      <text:p text:style-name="Standard"/>
      <text:p text:style-name="Standard">Terminate rtt.</text:p>
      <text:p text:style-name="Standard"/>
      <text:h text:style-name="Heading_20_1" text:outline-level="1">help</text:h>
      <text:p text:style-name="Standard">Show helptexts. </text:p>
      <text:p text:style-name="Standard"/>
      <text:p text:style-name="Standard">If the command is given without parameter, a list of available helptexts are displayed. By selecting a subject an pressing Return the text for the subject is shown. </text:p>
      <text:p text:style-name="Standard"/>
      <text:p text:style-name="P7">pwr_rtt&gt; help</text:p>
      <text:p text:style-name="Standard"/>
      <text:p text:style-name="Standard"/>
      <text:p text:style-name="P7">pwr_rtt&gt; help ‘subject’</text:p>
      <text:h text:style-name="Heading_20_1" text:outline-level="1">learn</text:h>
      <text:p text:style-name="Standard"/>
      <text:p text:style-name="Standard"/>
      <text:p text:style-name="Standard"/>
      <text:p text:style-name="Standard"/>
      <text:p text:style-name="Standard"/>
      <text:p text:style-name="Standard"/>
      <text:p text:style-name="Standard">Learn makes it possible to store a command and key sequence. The key sequence is stored in a command file of type rtt_com. The sequence is repeted by executing the stored command file.</text:p>
      <text:p text:style-name="Standard"/>
      <text:p text:style-name="P7">pwr_rtt&gt; learn start /file=</text:p>
      <text:p text:style-name="P7">pwr_rtt&gt; learn stop</text:p>
      <text:p text:style-name="Standard"/>
      <text:p text:style-name="P8">Example</text:p>
      <text:p text:style-name="Standard"/>
      <text:p text:style-name="P7">pwr_rtt&gt; learn start /file=motorstart</text:p>
      <text:p text:style-name="Standard">...</text:p>
      <text:p text:style-name="Standard">A command and key sequence.</text:p>
      <text:p text:style-name="Standard">...</text:p>
      <text:p text:style-name="P7">pwr_rtt&gt; learn stop</text:p>
      <text:p text:style-name="Standard"/>
      <text:p text:style-name="Standard"/>
      <text:p text:style-name="P7">pwr_rtt&gt; @motorstart</text:p>
      <text:p text:style-name="Standard"/>
      <text:p text:style-name="Standard"/>
      <text:p text:style-name="Standard"/>
      <text:h text:style-name="Heading_20_2" text:outline-level="2">learn start</text:h>
      <text:p text:style-name="Standard">Start the learn session.</text:p>
      <text:p text:style-name="Standard">The following commands are stored in the specified file.</text:p>
      <text:p text:style-name="Standard"/>
      <text:p text:style-name="Text_20_body"><text:span text:style-name="T1">/file</text:span><text:tab/>Name of command file where the commands are stored.</text:p>
      <text:p text:style-name="Standard"/>
      <text:p text:style-name="Standard"/>
      <text:p text:style-name="P8">Example</text:p>
      <text:p text:style-name="P7">pwr_rtt&gt; learn start /file=dosering</text:p>
      <text:p text:style-name="Standard"/>
      <text:p text:style-name="Standard"/>
      <text:p text:style-name="Standard"/>
      <text:h text:style-name="Heading_20_2" text:outline-level="2">learn stop</text:h>
      <text:p text:style-name="Standard">Terminates the learn session.</text:p>
      <text:p text:style-name="Standard"/>
      <text:h text:style-name="Heading_20_1" text:outline-level="1">logging</text:h>
      <text:p text:style-name="Standard"/>
      <text:p text:style-name="Standard"/>
      <text:p text:style-name="Standard"/>
      <text:p text:style-name="Standard"/>
      <text:p text:style-name="Standard"/>
      <text:p text:style-name="Standard">The logging function makes it possible to logg database attributes to a file. There are two types of logging, continous logging where the values are stored with a specifiec frequency, and event logging where a value is stored when it is changed.</text:p>
      <text:p text:style-name="Standard"/>
      <text:p text:style-name="P7">pwr_rtt&gt; logging create /insert/time= /parameter= /file= /condition=<text:tab/> /type= /buffer_size=</text:p>
      <text:p text:style-name="P7">pwr_rtt&gt; logging set /insert /entry= /time= /parameter= /file= <text:tab/>/condition /type= /buffer_size=</text:p>
      <text:p text:style-name="P7">pwr_rtt&gt; logging delete /entry= /parameter=</text:p>
      <text:p text:style-name="P7">pwr_rtt&gt; logging start /entry=</text:p>
      <text:p text:style-name="P7">pwr_rtt&gt; logging stop /entry=</text:p>
      <text:p text:style-name="P7">pwr_rtt&gt; logging show /entry=</text:p>
      <text:p text:style-name="Standard"/>
      <text:p text:style-name="Standard"/>
      <text:p text:style-name="P8">Example</text:p>
      <text:p text:style-name="Standard">The attributes to logg are first collected to the collection list. The 'logging create/insert' inserts the attributes of the collection list to the current logging entry. </text:p>
      <text:p text:style-name="Standard"/>
      <text:p text:style-name="P7">pwr_rtt&gt;logging create /insert/file=3.9::test.dat</text:p>
      <text:p text:style-name="P7">pwr_rtt&gt;logging start /entry=1</text:p>
      <text:p text:style-name="P7">pwr_rtt&gt;logging stop /entry=1</text:p>
      <text:p text:style-name="Standard"/>
      <text:p text:style-name="Standard"/>
      <text:p text:style-name="Standard"/>
      <text:h text:style-name="Heading_20_2" text:outline-level="2">logging create</text:h>
      <text:p text:style-name="Standard">Create an entry in the logg table. One entry keeps information on logging on one loggfile. 10 entries can exist simultaneously. The 'logging create' command supplies an entry number that is specified in the following commands regarding the logging.</text:p>
      <text:p text:style-name="Standard"/>
      <text:p text:style-name="Text_20_body"><text:span text:style-name="T1">/insert</text:span><text:tab/>Inserts the current attributes in the collection list into the logging entry.</text:p>
      <text:p text:style-name="Text_20_body"><text:span text:style-name="T1">/time</text:span><text:tab/>Cycletime in ms</text:p>
      <text:p text:style-name="Text_20_body"><text:span text:style-name="T1">/file</text:span><text:tab/>File specification for the file where the logging is stored.</text:p>
      <text:p text:style-name="Text_20_body"><text:span text:style-name="T1">/parameter</text:span><text:tab/>Name of attribute that is to be logged.</text:p>
      <text:p text:style-name="Text_20_body"><text:span text:style-name="T1">/condition</text:span><text:tab/>Name of an attribute of type boolean for conditional logging. The logging in only <text:tab/>performed when the conditions attributes is true.</text:p>
      <text:p text:style-name="Text_20_body"><text:span text:style-name="T1">/type</text:span><text:tab/>Logging type. Continous is the default type.</text:p>
      <text:p text:style-name="Standard"/>
      <text:list xml:id="list2617406208" text:style-name="L7">
        <text:list-item>
          <text:p text:style-name="P42">EVENT<text:tab/>when an attribute value is changed, the time and new value is written to the logfile.</text:p>
        </text:list-item>
        <text:list-item>
          <text:p text:style-name="P44">CONTINOUS the value of all attributes in the entry are written every cycle if the condition attributes is true.</text:p>
        </text:list-item>
      </text:list>
      <text:p text:style-name="Standard"/>
      <text:p text:style-name="Text_20_body"><text:span text:style-name="T1">/buffer_size </text:span>Before the logging is written to file it is store in a buffer in the memory, and when the <text:tab/>buffer is full, it is written to file. The buffersize can be increased when logging fast and t<text:tab/>ime critical sequences to avoid interruption when the write is preformed.</text:p>
      <text:p text:style-name="Text_20_body"><text:span text:style-name="T1">/priority</text:span><text:tab/>Priority during the logging.</text:p>
      <text:p text:style-name="Text_20_body"><text:span text:style-name="T1">/intern</text:span><text:tab/>When the buffer is emptied, the logging is terminated.</text:p>
      <text:p text:style-name="Standard"><text:soft-page-break/></text:p>
      <text:p text:style-name="Standard"/>
      <text:p text:style-name="Standard"/>
      <text:h text:style-name="Heading_20_2" text:outline-level="2">logging set</text:h>
      <text:p text:style-name="Standard">Set or modify properties of a logging entry.</text:p>
      <text:p text:style-name="Standard"/>
      <text:p text:style-name="Text_20_body"><text:span text:style-name="T1">/insert</text:span><text:tab/>Inserts the current attributes in the collection list into the logging entry.</text:p>
      <text:p text:style-name="Text_20_body"><text:span text:style-name="T1">/time</text:span><text:tab/>Cycletime in ms</text:p>
      <text:p text:style-name="Text_20_body"><text:span text:style-name="T1">/file</text:span><text:tab/>File specification for the file where the logging is stored.</text:p>
      <text:p text:style-name="Text_20_body"><text:span text:style-name="T1">/parameter</text:span><text:tab/>Name of attribute that is to be logged.</text:p>
      <text:p text:style-name="Text_20_body"><text:span text:style-name="T1">/condition</text:span><text:tab/>Name of an attribute of type boolean for conditional logging. The logging in only <text:tab/>performed when the conditions attributes is true.</text:p>
      <text:p text:style-name="Text_20_body"><text:span text:style-name="T1">/type</text:span><text:tab/>Logging type. Continous is the default type.</text:p>
      <text:p text:style-name="Standard"/>
      <text:list xml:id="list121134661094269" text:continue-list="list2617406208" text:style-name="L7">
        <text:list-item text:start-value="1">
          <text:p text:style-name="P42">EVENT<text:tab/>when an attribute value is changed, the time and new value is written to the logfile.</text:p>
        </text:list-item>
        <text:list-item>
          <text:p text:style-name="P44">CONTINOUS the value of all attributes in the entry are written every cycle if the condition attributes is true.</text:p>
        </text:list-item>
      </text:list>
      <text:p text:style-name="Standard"/>
      <text:p text:style-name="Text_20_body"><text:span text:style-name="T1">/buffer_size </text:span>Before the logging is written to file it is store in a buffer in the memory, and when the <text:tab/>buffer is full, it is written to file. The buffersize can be increased when logging fast and t<text:tab/>ime critical sequences to avoid interruption when the write is preformed.</text:p>
      <text:p text:style-name="Text_20_body"><text:span text:style-name="T1">/priority</text:span><text:tab/>Priority during the logging.</text:p>
      <text:p text:style-name="Text_20_body"><text:span text:style-name="T1">/intern</text:span><text:tab/>When the buffer is emptied, the logging is terminated.</text:p>
      <text:h text:style-name="Heading_20_4" text:outline-level="4"/>
      <text:p text:style-name="Standard"/>
      <text:h text:style-name="Heading_20_2" text:outline-level="2">logging delete</text:h>
      <text:p text:style-name="Standard"/>
      <text:p text:style-name="Standard">Remove an entry in the logging table, or an attribute in an entry. If /parameter is omitted, the entry is removed.</text:p>
      <text:p text:style-name="Standard"/>
      <text:p text:style-name="Standard"><text:span text:style-name="T1">/entry</text:span><text:tab/>Entry <text:s/>number.</text:p>
      <text:p text:style-name="Standard"><text:span text:style-name="T1">/parameter</text:span><text:tab/>Attrbute that is to be removed from the entry.</text:p>
      <text:p text:style-name="Standard"/>
      <text:p text:style-name="Standard"/>
      <text:p text:style-name="Standard"/>
      <text:h text:style-name="Heading_20_2" text:outline-level="2">logging start</text:h>
      <text:p text:style-name="Standard">Start the logging for the specified entry.</text:p>
      <text:p text:style-name="Standard"/>
      <text:p text:style-name="Standard"><text:span text:style-name="T1">/entry</text:span><text:tab/>Entry number.</text:p>
      <text:p text:style-name="Standard"/>
      <text:p text:style-name="Standard"/>
      <text:h text:style-name="Heading_20_2" text:outline-level="2">logging stop</text:h>
      <text:p text:style-name="Standard"/>
      <text:p text:style-name="Standard">Stop the logging for the specified entry.</text:p>
      <text:p text:style-name="Standard"/>
      <text:p text:style-name="Standard"><text:span text:style-name="T1">/entry</text:span><text:tab/>Entry number.</text:p>
      <text:h text:style-name="Heading_20_2" text:outline-level="2"><text:soft-page-break/>logging store</text:h>
      <text:p text:style-name="Standard"/>
      <text:p text:style-name="Standard">Store the properties of a logging entry, or of all logging entries to a rtt commandfile.</text:p>
      <text:p text:style-name="Standard">The logging etries can be restored by executing the commandfile.</text:p>
      <text:p text:style-name="Standard"/>
      <text:p text:style-name="P7">pwr_rtt&gt; logging store /entry=1/file=temperature_logg</text:p>
      <text:p text:style-name="Text_20_body"/>
      <text:p text:style-name="Text_20_body"><text:span text:style-name="T1">/entry</text:span><text:tab/>Entry to be stored. By default the currently displayed entry.</text:p>
      <text:p text:style-name="Text_20_body"><text:span text:style-name="T1">/file</text:span><text:tab/>Name of the commandfile where the entry are stored.</text:p>
      <text:p text:style-name="Text_20_body"><text:span text:style-name="T1">/all</text:span><text:tab/>Store all logging entries in the commandfile.</text:p>
      <text:p text:style-name="P15"/>
      <text:h text:style-name="Heading_20_2" text:outline-level="2">logging show</text:h>
      <text:p text:style-name="Standard"/>
      <text:p text:style-name="Standard">Show the properties for a logging entry. </text:p>
      <text:p text:style-name="Standard"/>
      <text:p text:style-name="Standard"><text:span text:style-name="T1">/entry</text:span><text:tab/>Entry number.</text:p>
      <text:p text:style-name="Standard"/>
      <text:h text:style-name="Heading_20_1" text:outline-level="1">login</text:h>
      <text:p text:style-name="Preformatted_20_Text"/>
      <text:p text:style-name="Preformatted_20_Text">Login as a ProviewR user with username and password.</text:p>
      <text:p text:style-name="Preformatted_20_Text">The login command will open the login frame which promps for username and password.</text:p>
      <text:p text:style-name="Preformatted_20_Text"/>
      <text:p text:style-name="Code">pwr_rtt&gt; login</text:p>
      <text:h text:style-name="Heading_20_1" text:outline-level="1">page</text:h>
      <text:p text:style-name="Standard"/>
      <text:p text:style-name="Standard"/>
      <text:p text:style-name="Standard"/>
      <text:p text:style-name="Standard"/>
      <text:p text:style-name="Standard">Show the specified page.</text:p>
      <text:p text:style-name="Standard"/>
      <text:p text:style-name="P7">pwr_rtt&gt; page 'pagenumber'</text:p>
      <text:h text:style-name="Heading_20_1" text:outline-level="1">monitor grafcet</text:h>
      <text:p text:style-name="Preformatted_20_Text"/>
      <text:p text:style-name="Preformatted_20_Text">Display the active steps and orders of a grafcet sequence.</text:p>
      <text:p text:style-name="Preformatted_20_Text">Select a PlcPgm object that contains a grafcet sequence. The name of the active steps and orders will be displayed continously. The monitor can also be started from the 'SHOW GRAFCET' picture.</text:p>
      <text:p text:style-name="Preformatted_20_Text"/>
      <text:p text:style-name="Code">pwr_rtt&gt; monitor grafcet</text:p>
      <text:p text:style-name="Preformatted_20_Text"/>
      <text:p text:style-name="Standard"/>
      <text:h text:style-name="Heading_20_1" text:outline-level="1">plcscan</text:h>
      <text:p text:style-name="Preformatted_20_Text"/>
      <text:p text:style-name="Preformatted_20_Text">This command set the execution of the plc window on or off.</text:p>
      <text:p text:style-name="Preformatted_20_Text">If no hierarchy object i given, the selected object is chosen as hierarchy object.</text:p>
      <text:p text:style-name="Preformatted_20_Text"/>
      <text:p text:style-name="P27">pwr_rtt&gt; plcscan /on [/hierarchy=] [/all] </text:p>
      <text:p text:style-name="P27">pwr_rtt&gt; plcscan /off [/hierarchy=] [/all]</text:p>
      <text:p text:style-name="P27"/>
      <text:p text:style-name="Preformatted_20_Text"><text:span text:style-name="T1">/on</text:span><text:tab/><text:tab/>set execution on</text:p>
      <text:p text:style-name="Preformatted_20_Text"><text:span text:style-name="T1">/off</text:span><text:tab/><text:tab/>set execution off</text:p>
      <text:p text:style-name="Preformatted_20_Text"><text:span text:style-name="T1">/all</text:span><text:tab/><text:tab/>set execution of all plc windows in the system or in the node</text:p>
      <text:p text:style-name="Preformatted_20_Text"><text:span text:style-name="T1">/hierarchy=</text:span><text:tab/>set execution of all windows below this object in</text:p>
      <text:p text:style-name="Preformatted_20_Text"><text:tab/><text:tab/>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h text:style-name="Heading_20_1" text:outline-level="1">print</text:h>
      <text:p text:style-name="Preformatted_20_Text"/>
      <text:p text:style-name="Preformatted_20_Text">Print the current picture to a file or printer:</text:p>
      <text:p text:style-name="Preformatted_20_Text">- print the content of a picture or menu to a file.</text:p>
      <text:p text:style-name="Preformatted_20_Text">- print a string into file.</text:p>
      <text:p text:style-name="Preformatted_20_Text">- print a copy of the terminal to a printer.</text:p>
      <text:p text:style-name="Preformatted_20_Text">- print the attributes and values of the current picture toa rtt script-file</text:p>
      <text:p text:style-name="Preformatted_20_Text"><text:s text:c="4"/>so that the values can be restored when executing the script.</text:p>
      <text:p text:style-name="Preformatted_20_Text"/>
      <text:p text:style-name="Preformatted_20_Text">Print the content of the current picture or menu into a file.</text:p>
      <text:p text:style-name="Preformatted_20_Text"/>
      <text:p text:style-name="Code">pwr_rtt&gt; print /file= /append /psize= /tsize=</text:p>
      <text:p text:style-name="Code"/>
      <text:p text:style-name="Preformatted_20_Text"><text:span text:style-name="T1">/file</text:span><text:tab/><text:tab/>filename. Default extention is .lis</text:p>
      <text:p text:style-name="Preformatted_20_Text"><text:span text:style-name="T1">/append</text:span><text:tab/><text:tab/>write in an existing file.</text:p>
      <text:p text:style-name="Preformatted_20_Text"><text:span text:style-name="T1">/psize</text:span><text:tab/><text:tab/>number of characters for parameter name. Default 25</text:p>
      <text:p text:style-name="Preformatted_20_Text"><text:span text:style-name="T1">/tsize</text:span><text:tab/><text:tab/>number of characters the text. Default 15</text:p>
      <text:p text:style-name="Preformatted_20_Text"/>
      <text:p text:style-name="Preformatted_20_Text">Print a copy of the terminal to a printer.</text:p>
      <text:p text:style-name="Preformatted_20_Text"/>
      <text:p text:style-name="Code">pwr_rtt&gt; print /terminal</text:p>
      <text:p text:style-name="Preformatted_20_Text"/>
      <text:p text:style-name="Preformatted_20_Text">Print a string to a file.</text:p>
      <text:p text:style-name="Preformatted_20_Text"/>
      <text:p text:style-name="Code">pwr_rtt&gt; print /text= /append</text:p>
      <text:p text:style-name="Code"/>
      <text:p text:style-name="Preformatted_20_Text">Print the attribues and values of the curren picture to a rtt script-file, so that the values can be restored when executing the script</text:p>
      <text:p text:style-name="Preformatted_20_Text"/>
      <text:p text:style-name="Code">pwr_rtt&gt; print /restore /file=</text:p>
      <text:p text:style-name="Code"/>
      <text:p text:style-name="Preformatted_20_Text"><text:span text:style-name="T1">/file</text:span><text:tab/><text:tab/>filename. Default extention is .rtt_com</text:p>
      <text:p text:style-name="P25"/>
      <text:h text:style-name="Heading_20_1" text:outline-level="1">say</text:h>
      <text:p text:style-name="Standard"/>
      <text:p text:style-name="Standard"/>
      <text:p text:style-name="Standard"/>
      <text:p text:style-name="Standard"/>
      <text:p text:style-name="Standard"/>
      <text:p text:style-name="Standard">Write a text in the terminal window.</text:p>
      <text:p text:style-name="Standard"/>
      <text:p text:style-name="Text_20_body"><text:span text:style-name="T1">/text</text:span><text:tab/>Text to write.</text:p>
      <text:p text:style-name="Standard"/>
      <text:p text:style-name="P8">Example</text:p>
      <text:p text:style-name="Standard"/>
      <text:p text:style-name="P7">say /text="Now I'm writing a text in the terminal window"</text:p>
      <text:p text:style-name="Standard"/>
      <text:h text:style-name="Heading_20_1" text:outline-level="1">search</text:h>
      <text:p text:style-name="Standard"/>
      <text:p text:style-name="Standard"/>
      <text:p text:style-name="Standard"/>
      <text:p text:style-name="Standard"/>
      <text:p text:style-name="Standard"/>
      <text:p text:style-name="Standard">Search for a string in the current picture.</text:p>
      <text:p text:style-name="Standard">The search starts from the selected object and the search direction is forward. If no searchstring is specified the last specified searchstring is used.</text:p>
      <text:p text:style-name="Standard"/>
      <text:p text:style-name="P7">pwr_rtt&gt; search 'searchstring'</text:p>
      <text:p text:style-name="Preformatted_20_Text"/>
      <text:h text:style-name="Heading_20_1" text:outline-level="1">setup</text:h>
      <text:p text:style-name="Preformatted_20_Text"/>
      <text:p text:style-name="Preformatted_20_Text"/>
      <text:p text:style-name="Preformatted_20_Text">Show the settings of the current rtt session.</text:p>
      <text:p text:style-name="Preformatted_20_Text"/>
      <text:p text:style-name="Preformatted_20_Text">Platform<text:tab/><text:tab/>The current platform.</text:p>
      <text:p text:style-name="Preformatted_20_Text">ConfigureObject<text:tab/>The rtt configure object for the current session.</text:p>
      <text:p text:style-name="Preformatted_20_Text">DefaultVMSNode<text:tab/>The DECNET-address for a VMS node where crossreference-files,</text:p>
      <text:p text:style-name="Preformatted_20_Text"><text:tab/><text:tab/>logging-files etc will be opened.</text:p>
      <text:p text:style-name="Preformatted_20_Text">DescriptionOn<text:tab/><text:tab/>If TRUE the content of the description-attribute will be</text:p>
      <text:p text:style-name="Preformatted_20_Text"><text:tab/><text:tab/>diplayed.</text:p>
      <text:p text:style-name="Preformatted_20_Text">DefaultDirectory <text:tab/>The default directory for displaying files with the commands</text:p>
      <text:p text:style-name="Preformatted_20_Text"><text:tab/><text:tab/>'directory' and 'show file'.</text:p>
      <text:p text:style-name="Preformatted_20_Text">ScanTime<text:tab/><text:tab/>The rtt scantime for update of pictures, alarmlists etc.</text:p>
      <text:p text:style-name="Preformatted_20_Text">AlarmMessage<text:tab/><text:tab/>If TRUE the last not acknowledged alarm will be displayed in</text:p>
      <text:p text:style-name="Preformatted_20_Text"><text:tab/><text:tab/>the message row (row 23).</text:p>
      <text:p text:style-name="Preformatted_20_Text">AlarmReturn<text:tab/><text:tab/>Return events will be shown in the event-list (this must be set</text:p>
      <text:p text:style-name="Preformatted_20_Text"><text:tab/><text:tab/>before the eventlist is loaded).</text:p>
      <text:p text:style-name="Preformatted_20_Text">AlarmAck<text:tab/><text:tab/>Acknowledge events will be shown in the event-list (this must</text:p>
      <text:p text:style-name="Preformatted_20_Text"><text:tab/><text:tab/>be set before the eventlist is loaded).</text:p>
      <text:p text:style-name="Preformatted_20_Text">SymbolFileName<text:tab/>The name of the symbolfile where symbols can be defined.</text:p>
      <text:p text:style-name="Preformatted_20_Text">Verify<text:tab/><text:tab/>If TRUE the commands executed in commandfiles will be displayed.</text:p>
      <text:p text:style-name="Preformatted_20_Text">SignalTestModeOn <text:tab/>If TRUE the pictures for Do- and Ao-channels will contain</text:p>
      <text:p text:style-name="Preformatted_20_Text"><text:tab/><text:tab/>functions to set testvalues.</text:p>
      <text:p text:style-name="Preformatted_20_Text"/>
      <text:p text:style-name="Code">pwr_rtt&gt; setup</text:p>
      <text:p text:style-name="Preformatted_20_Text"/>
      <text:h text:style-name="Heading_20_1" text:outline-level="1">show</text:h>
      <text:p text:style-name="Preformatted_20_Text"/>
      <text:p text:style-name="Preformatted_20_Text">Display information about the system</text:p>
      <text:p text:style-name="Preformatted_20_Text">Allowed qualifiers are:</text:p>
      <text:p text:style-name="Preformatted_20_Text"><text:tab/></text:p>
      <text:p text:style-name="Code">pwr_rtt&gt; show object /objdid=</text:p>
      <text:p text:style-name="Code">pwr_rtt&gt; show object /name= /class= /hierarchy=</text:p>
      <text:p text:style-name="Code">pwr_rtt&gt; show object /name= /type= /file= </text:p>
      <text:p text:style-name="Code">pwr_rtt&gt; show parameter/parameter= /name= /class= /hierarchy=</text:p>
      <text:p text:style-name="Code">pwr_rtt&gt; show hierarchy</text:p>
      <text:p text:style-name="Code">pwr_rtt&gt; show class /name= /volume=</text:p>
      <text:p text:style-name="Code">pwr_rtt&gt; show signals /name=</text:p>
      <text:p text:style-name="Code">pwr_rtt&gt; show conversion [/name=]</text:p>
      <text:p text:style-name="Code">pwr_rtt&gt; show invert [/name=]</text:p>
      <text:p text:style-name="Code">pwr_rtt&gt; show system</text:p>
      <text:p text:style-name="Code">pwr_rtt&gt; show nodes</text:p>
      <text:p text:style-name="Code">pwr_rtt&gt; show subcli</text:p>
      <text:p text:style-name="Code">pwr_rtt&gt; show subsrv</text:p>
      <text:p text:style-name="Code">pwr_rtt&gt; show error</text:p>
      <text:p text:style-name="Code">pwr_rtt&gt; show plcpgm</text:p>
      <text:p text:style-name="Code">pwr_rtt&gt; show grafcet</text:p>
      <text:p text:style-name="Code">pwr_rtt&gt; show device</text:p>
      <text:p text:style-name="Code">pwr_rtt&gt; show plcthread</text:p>
      <text:p text:style-name="Code">pwr_rtt&gt; show pid</text:p>
      <text:p text:style-name="Code">pwr_rtt&gt; show logging</text:p>
      <text:p text:style-name="Code">pwr_rtt&gt; show nmps</text:p>
      <text:p text:style-name="Code">pwr_rtt&gt; show remnodes</text:p>
      <text:p text:style-name="Code">pwr_rtt&gt; show remtrans</text:p>
      <text:p text:style-name="Code">pwr_rtt&gt; show time</text:p>
      <text:p text:style-name="Code">pwr_rtt&gt; show clock</text:p>
      <text:p text:style-name="Code">pwr_rtt&gt; show alarm</text:p>
      <text:p text:style-name="Code">pwr_rtt&gt; show event</text:p>
      <text:p text:style-name="Code">pwr_rtt&gt; show symbol</text:p>
      <text:p text:style-name="Code">pwr_rtt&gt; show user</text:p>
      <text:p text:style-name="Preformatted_20_Text"/>
      <text:h text:style-name="Heading_20_2" text:outline-level="2">show nodes</text:h>
      <text:p text:style-name="Preformatted_20_Text"/>
      <text:p text:style-name="Preformatted_20_Text">Display the node known by the nethandler.</text:p>
      <text:p text:style-name="Preformatted_20_Text">Data for the node is:</text:p>
      <text:p text:style-name="Preformatted_20_Text">- node name.</text:p>
      <text:p text:style-name="Preformatted_20_Text">- PAMS/DMQ group number.</text:p>
      <text:p text:style-name="Preformatted_20_Text">- ProviewR node number.</text:p>
      <text:p text:style-name="Preformatted_20_Text">- link (Up: nethandler link, Istrt: PAMS/DMQ link, Down: no link)</text:p>
      <text:p text:style-name="Preformatted_20_Text">- upcount</text:p>
      <text:p text:style-name="Preformatted_20_Text">- Time up. Time since nethanler link was up.</text:p>
      <text:p text:style-name="Preformatted_20_Text">- Sent. Messages sent.</text:p>
      <text:p text:style-name="Preformatted_20_Text">- Rcvd. Messages received.</text:p>
      <text:p text:style-name="Preformatted_20_Text"/>
      <text:h text:style-name="Heading_20_2" text:outline-level="2">show subcli</text:h>
      <text:p text:style-name="Preformatted_20_Text"/>
      <text:p text:style-name="Preformatted_20_Text">Display the subscriptions served by other systems.</text:p>
      <text:p text:style-name="Preformatted_20_Text"/>
      <text:h text:style-name="Heading_20_2" text:outline-level="2">show subsrv</text:h>
      <text:p text:style-name="Preformatted_20_Text"/>
      <text:p text:style-name="Preformatted_20_Text"><text:soft-page-break/>Display the served subscriptions.</text:p>
      <text:p text:style-name="Preformatted_20_Text"/>
      <text:h text:style-name="Heading_20_2" text:outline-level="2">show error</text:h>
      <text:p text:style-name="Preformatted_20_Text"/>
      <text:p text:style-name="Preformatted_20_Text">Display devices that has an errorcounter greater than zero.</text:p>
      <text:p text:style-name="Preformatted_20_Text"/>
      <text:h text:style-name="Heading_20_2" text:outline-level="2">show plcpgm</text:h>
      <text:p text:style-name="Preformatted_20_Text"/>
      <text:p text:style-name="Preformatted_20_Text">Display the plcpgm's of the system.</text:p>
      <text:p text:style-name="Preformatted_20_Text">Supported actions:</text:p>
      <text:p text:style-name="Preformatted_20_Text">RETURN<text:tab/>Go down in the object hierarchy of the plcpgm.</text:p>
      <text:p text:style-name="Preformatted_20_Text">PF1<text:tab/>Show the signals referenced by the plcpgm code.</text:p>
      <text:p text:style-name="Preformatted_20_Text">PF2<text:tab/>Debug the plcpgm.</text:p>
      <text:p text:style-name="Preformatted_20_Text"/>
      <text:h text:style-name="Heading_20_2" text:outline-level="2">show grafcet</text:h>
      <text:p text:style-name="Preformatted_20_Text"/>
      <text:p text:style-name="Text_20_body">Display the plcpgm's containing grafcet sequences.</text:p>
      <text:p text:style-name="Text_20_body">If the text 'Active' is displayed in front of the plcpgm name the grafcet sequence activity is not in the InitStep.</text:p>
      <text:p text:style-name="P23">To monitor grafcet sequences do this:</text:p>
      <text:p text:style-name="P23">- mark the plcpgm by positioning the cursor on the plcpgm and press return. Four plcpgm's can be monitored at the same time.</text:p>
      <text:list xml:id="list3840836168" text:style-name="L8">
        <text:list-item>
          <text:list>
            <text:list-item>
              <text:list>
                <text:list-header>
                  <text:p text:style-name="P45">- Then press PF2 to start the grafcet monitor.</text:p>
                </text:list-header>
              </text:list>
            </text:list-item>
          </text:list>
        </text:list-item>
      </text:list>
      <text:p text:style-name="Text_20_body">The grafcet monitor shows the active steps and the active orders of the grafcet sequence. (By giving the orders proper names it will be easier to examine the sequence from the monitor).</text:p>
      <text:p text:style-name="Preformatted_20_Text"/>
      <text:h text:style-name="Heading_20_2" text:outline-level="2">show device</text:h>
      <text:p text:style-name="Preformatted_20_Text"/>
      <text:p text:style-name="Preformatted_20_Text">Display the device of the system.</text:p>
      <text:p text:style-name="Preformatted_20_Text"/>
      <text:h text:style-name="Heading_20_2" text:outline-level="2">show plcthread</text:h>
      <text:p text:style-name="Preformatted_20_Text"/>
      <text:p text:style-name="Preformatted_20_Text">Display the PlcThread objects of the system.</text:p>
      <text:p text:style-name="Preformatted_20_Text">The PlcThread object contains statistic.</text:p>
      <text:p text:style-name="Preformatted_20_Text">The following attributes of the PlcThread objects is displayed:</text:p>
      <text:p text:style-name="Preformatted_20_Text"/>
      <text:p text:style-name="Preformatted_20_Text">- Object name.</text:p>
      <text:p text:style-name="Preformatted_20_Text">- Count<text:tab/><text:tab/>Loopcount for the thread.</text:p>
      <text:p text:style-name="Preformatted_20_Text">- Scantime<text:tab/><text:tab/>Configured scantime for the thread.</text:p>
      <text:p text:style-name="Preformatted_20_Text">- Mean Scantime<text:tab/>Mean scantime.</text:p>
      <text:p text:style-name="Preformatted_20_Text">- Coverage<text:tab/><text:tab/>Ratio between start and stop of execution of the thread, and</text:p>
      <text:p text:style-name="Preformatted_20_Text"><text:tab/><text:tab/>scantime. The value is in percent.</text:p>
      <text:p text:style-name="Preformatted_20_Text">- Count_1_8<text:tab/><text:tab/>Number of loops where the coverage is less the 1/8</text:p>
      <text:p text:style-name="Preformatted_20_Text">- Count_1_4<text:tab/><text:tab/>Number of loops where the coverage is less the 1/4</text:p>
      <text:p text:style-name="Preformatted_20_Text"/>
      <text:h text:style-name="Heading_20_2" text:outline-level="2">show pid</text:h>
      <text:p text:style-name="Preformatted_20_Text"/>
      <text:p text:style-name="Preformatted_20_Text">Display the pid objects of the system.</text:p>
      <text:p text:style-name="Preformatted_20_Text">Select a pid object and press RETURN to open the pid object picture of the pid.</text:p>
      <text:p text:style-name="Preformatted_20_Text"/>
      <text:h text:style-name="Heading_20_2" text:outline-level="2"><text:soft-page-break/>show logging</text:h>
      <text:p text:style-name="Preformatted_20_Text"/>
      <text:p text:style-name="Preformatted_20_Text">Show logging displays the logging entries, and allows you to set parameters for the logging function, start and stop the logging.</text:p>
      <text:p text:style-name="Preformatted_20_Text">Do this steps to create a logging</text:p>
      <text:p text:style-name="Preformatted_20_Text"/>
      <text:p text:style-name="Preformatted_20_Text">- put the attributes you want to log in the collections picture. Max number of attributes in eatch entry is 100. Only the 10 first is show in the logging picture. If you want to see all, use the 'More' button.</text:p>
      <text:p text:style-name="Preformatted_20_Text">- display the collection picture at least once</text:p>
      <text:p text:style-name="Preformatted_20_Text">- enter the logging picture</text:p>
      <text:p text:style-name="Preformatted_20_Text">- replace the filename if you aren't satisfied with the default name.</text:p>
      <text:p text:style-name="Preformatted_20_Text">- choose logg type (EVENT or CONT).</text:p>
      <text:p text:style-name="Preformatted_20_Text">- select 'INSERT' and press PF1. The attributes of the collection picture will now be diplayes in the <text:s text:c="6"/>picture.</text:p>
      <text:p text:style-name="Preformatted_20_Text">- select 'START' and press PF1. The logging will now start.</text:p>
      <text:p text:style-name="Preformatted_20_Text">- select 'STOP' when it's time to terminate the logging.</text:p>
      <text:p text:style-name="Preformatted_20_Text">- select 'SHOW FILE' to examine the loggfile.</text:p>
      <text:p text:style-name="Preformatted_20_Text">- the logging setup can be stored on disk with the 'Store' button, and can be restored later with the 'Re' button.</text:p>
      <text:p text:style-name="Preformatted_20_Text">- if another logging is to be don simultaneously, select another logging entry with 'Next' or 'Previous' and start the logging in this entry.</text:p>
      <text:p text:style-name="Preformatted_20_Text"/>
      <text:p text:style-name="Preformatted_20_Text">See the logging function for more information</text:p>
      <text:p text:style-name="Preformatted_20_Text"/>
      <text:h text:style-name="Heading_20_2" text:outline-level="2">show nmps</text:h>
      <text:p text:style-name="Preformatted_20_Text"/>
      <text:p text:style-name="Preformatted_20_Text">Display the content of the NMps cells in the system.</text:p>
      <text:p text:style-name="Preformatted_20_Text">The following data are shown in the picture:</text:p>
      <text:p text:style-name="Preformatted_20_Text"/>
      <text:p text:style-name="Preformatted_20_Text">- Name of the cell.</text:p>
      <text:p text:style-name="Preformatted_20_Text">- Fu: Function of the cell.</text:p>
      <text:p text:style-name="Preformatted_20_Text">- Si: Size. Max number of data objects.</text:p>
      <text:p text:style-name="Preformatted_20_Text">- To: Current number of data objects in the cell.</text:p>
      <text:p text:style-name="Preformatted_20_Text">- Nu: Index of the displayed data object.</text:p>
      <text:p text:style-name="Preformatted_20_Text">- Last name segment of the data object.</text:p>
      <text:p text:style-name="Preformatted_20_Text"/>
      <text:p text:style-name="Preformatted_20_Text">Select a cell or a data object with the arrow keys.</text:p>
      <text:p text:style-name="Preformatted_20_Text">RETURN diplays the object picture of the selected cell.</text:p>
      <text:p text:style-name="Preformatted_20_Text">Ctrl/A or PF1 shows the selected data object.</text:p>
      <text:p text:style-name="Preformatted_20_Text">Ctrl/T or PF2 expands/collapses the cell. Show all or the first data objects of the selected cell</text:p>
      <text:p text:style-name="Preformatted_20_Text"/>
      <text:p text:style-name="Preformatted_20_Text">In the cell object picture you can examine the content of the cell and set attributes.</text:p>
      <text:p text:style-name="Preformatted_20_Text"/>
      <text:h text:style-name="Heading_20_2" text:outline-level="2">show remnode</text:h>
      <text:p text:style-name="Preformatted_20_Text"/>
      <text:p text:style-name="Preformatted_20_Text">Display the RemNode objects.</text:p>
      <text:p text:style-name="Preformatted_20_Text"/>
      <text:p text:style-name="Preformatted_20_Text">The following data are shown in the picture:</text:p>
      <text:p text:style-name="Preformatted_20_Text"/>
      <text:p text:style-name="Preformatted_20_Text">- Name of the RemNode.</text:p>
      <text:p text:style-name="Preformatted_20_Text">- Transport type.</text:p>
      <text:p text:style-name="Preformatted_20_Text">- Description.</text:p>
      <text:p text:style-name="Preformatted_20_Text"/>
      <text:p text:style-name="Preformatted_20_Text">If the 'Change Mode' button i activated (PF1) the Address will be displayed.</text:p>
      <text:p text:style-name="Preformatted_20_Text"/>
      <text:h text:style-name="Heading_20_2" text:outline-level="2">show remtrans</text:h>
      <text:p text:style-name="Preformatted_20_Text"/>
      <text:p text:style-name="Preformatted_20_Text">Display the RemTrans objects.</text:p>
      <text:p text:style-name="Preformatted_20_Text"/>
      <text:p text:style-name="Preformatted_20_Text">The following data are shown in the picture:</text:p>
      <text:p text:style-name="Preformatted_20_Text"/>
      <text:p text:style-name="Preformatted_20_Text"><text:soft-page-break/>- Name of the RemTrans.</text:p>
      <text:p text:style-name="Preformatted_20_Text">- DataValid.</text:p>
      <text:p text:style-name="Preformatted_20_Text">- Direction (send or receive).</text:p>
      <text:p text:style-name="Preformatted_20_Text">- TransCount, number of transaktions.</text:p>
      <text:p text:style-name="Preformatted_20_Text">- TransTime, the time of the last transaktion.</text:p>
      <text:p text:style-name="Preformatted_20_Text">- ErrorCount, number of errors.</text:p>
      <text:p text:style-name="Preformatted_20_Text">- Status, status of the last transaktion.</text:p>
      <text:p text:style-name="Preformatted_20_Text"/>
      <text:h text:style-name="Heading_20_2" text:outline-level="2">show object</text:h>
      <text:p text:style-name="Preformatted_20_Text"/>
      <text:p text:style-name="Preformatted_20_Text">Display information about objects in the database</text:p>
      <text:p text:style-name="Preformatted_20_Text"/>
      <text:p text:style-name="Code">pwr_rtt&gt; show object /objdid= </text:p>
      <text:p text:style-name="Code">pwr_rtt&gt; show object /name= /class= / hierarchy= /global /maxobjects=</text:p>
      <text:p text:style-name="Code">pwr_rtt&gt; show object /name= /type= /file= n</text:p>
      <text:p text:style-name="Preformatted_20_Text"/>
      <text:p text:style-name="Preformatted_20_Text">Show an object with a specified objid.</text:p>
      <text:p text:style-name="Preformatted_20_Text"/>
      <text:p text:style-name="Code">pwr_rtt&gt; show object /objdid= </text:p>
      <text:p text:style-name="Preformatted_20_Text"/>
      <text:p text:style-name="Preformatted_20_Text"><text:span text:style-name="T1">/objid=</text:span><text:tab/><text:tab/>displays the object with the specified objid.</text:p>
      <text:p text:style-name="Preformatted_20_Text"><text:tab/><text:tab/>Objid should be specified on the format 'A.B.C.D:E'.</text:p>
      <text:p text:style-name="Preformatted_20_Text"/>
      <text:p text:style-name="Preformatted_20_Text"/>
      <text:p text:style-name="Preformatted_20_Text">Show objects that fits in the class, name and hierarchy description.</text:p>
      <text:p text:style-name="Preformatted_20_Text"/>
      <text:p text:style-name="Code">pwr_rtt&gt; show object /name= /class= / hierarchy= /global /maxobjects=</text:p>
      <text:p text:style-name="Preformatted_20_Text"/>
      <text:p text:style-name="Preformatted_20_Text"><text:span text:style-name="T1">/name=</text:span><text:tab/><text:tab/>the name of the object. Wildcard is allowed.</text:p>
      <text:p text:style-name="Preformatted_20_Text"><text:tab/><text:tab/>The name can be written without '/name='.</text:p>
      <text:p text:style-name="Preformatted_20_Text"><text:tab/><text:tab/>Ex <text:s/>pwr_rtt&gt;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text:span text:style-name="T1">/maxobjects</text:span><text:tab/>Max number of objects that will be shown. Default is 300.n</text:p>
      <text:p text:style-name="Preformatted_20_Text"/>
      <text:p text:style-name="Preformatted_20_Text"/>
      <text:p text:style-name="Preformatted_20_Text">Show an object and interpret the content as a struct specified in a c-includefile.</text:p>
      <text:p text:style-name="Preformatted_20_Text"/>
      <text:p text:style-name="Code">pwr_rtt&gt; show object /name= /type= /file= </text:p>
      <text:p text:style-name="Preformatted_20_Text"/>
      <text:p text:style-name="Preformatted_20_Text"><text:span text:style-name="T1">/name=</text:span><text:tab/><text:tab/>the name of the object.</text:p>
      <text:p text:style-name="Preformatted_20_Text"><text:span text:style-name="T1">/type=</text:span><text:tab/><text:tab/>the name of the struct.</text:p>
      <text:p text:style-name="Preformatted_20_Text"><text:span text:style-name="T1">/file=</text:span><text:tab/><text:tab/>the name of c-includefile where the struct is defined.</text:p>
      <text:p text:style-name="Preformatted_20_Text"/>
      <text:h text:style-name="Heading_20_2" text:outline-level="2">show parameter</text:h>
      <text:p text:style-name="Preformatted_20_Text"/>
      <text:p text:style-name="Preformatted_20_Text">Display the value of a parameter of one or many objects</text:p>
      <text:p text:style-name="Preformatted_20_Text">Object that fits in the class, name and hierarchy description are displayed on the screen.</text:p>
      <text:p text:style-name="Preformatted_20_Text"/>
      <text:p text:style-name="Code">pwr_rtt&gt; show parameter /parameter= /name= /class= /hierarchy= /global <text:tab/>/maxobjects=</text:p>
      <text:p text:style-name="Code"/>
      <text:p text:style-name="Preformatted_20_Text"><text:span text:style-name="T1">/parameter=</text:span><text:tab/>the name of the parameter to be displayed</text:p>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soft-page-break/><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text:span text:style-name="T1">/maxobjects</text:span><text:tab/>Max number of parameters that will be shown. Default is 300.</text:p>
      <text:p text:style-name="Preformatted_20_Text"/>
      <text:h text:style-name="Heading_20_2" text:outline-level="2">show class</text:h>
      <text:p text:style-name="Preformatted_20_Text"/>
      <text:p text:style-name="Preformatted_20_Text">Show class definition objects.</text:p>
      <text:p text:style-name="Preformatted_20_Text"/>
      <text:p text:style-name="Preformatted_20_Text">Display one class (/name) or all classes in a classvolume (/volume).</text:p>
      <text:p text:style-name="Preformatted_20_Text"/>
      <text:p text:style-name="Code">pwr_rtt&gt; show class /name= </text:p>
      <text:p text:style-name="Code">pwr_rtt&gt; show class /volume= </text:p>
      <text:p text:style-name="Preformatted_20_Text"/>
      <text:p text:style-name="Preformatted_20_Text"><text:span text:style-name="T1">/name=</text:span><text:tab/><text:tab/>name of a class (without pathname).</text:p>
      <text:p text:style-name="Preformatted_20_Text"><text:span text:style-name="T1">/volume=</text:span><text:tab/>name of a classvolume.</text:p>
      <text:p text:style-name="Preformatted_20_Text"/>
      <text:h text:style-name="Heading_20_2" text:outline-level="2">show hierarchy</text:h>
      <text:p text:style-name="Preformatted_20_Text"/>
      <text:p text:style-name="Preformatted_20_Text">Display the root objects in the object hierarchy.</text:p>
      <text:p text:style-name="Preformatted_20_Text"/>
      <text:h text:style-name="Heading_20_2" text:outline-level="2">show signals</text:h>
      <text:p text:style-name="Preformatted_20_Text"/>
      <text:p text:style-name="Preformatted_20_Text">Display the signals referenced in a plcpgm or a window.</text:p>
      <text:p text:style-name="Preformatted_20_Text"/>
      <text:p text:style-name="Preformatted_20_Text">Allowed qualifiers are:<text:tab/></text:p>
      <text:p text:style-name="Preformatted_20_Text"/>
      <text:p text:style-name="Code">pwr_rtt&gt; show signals /name= /file=</text:p>
      <text:p text:style-name="Preformatted_20_Text"/>
      <text:p text:style-name="Preformatted_20_Text"><text:span text:style-name="T1">/name</text:span><text:tab/><text:tab/>the name of a plcpgm or a window object. Wildcard is allowed.</text:p>
      <text:p text:style-name="Preformatted_20_Text"><text:tab/><text:tab/>If the object is a plcpgm all the signals in the plcpgm are</text:p>
      <text:p text:style-name="Preformatted_20_Text"><text:tab/><text:tab/>displayed, if a window all the signals in the window are</text:p>
      <text:p text:style-name="Preformatted_20_Text"><text:tab/><text:tab/>displayed.</text:p>
      <text:p text:style-name="Preformatted_20_Text"><text:tab/><text:tab/>Default value is the selected object.</text:p>
      <text:p text:style-name="Preformatted_20_Text"><text:span text:style-name="T1">/file</text:span><text:tab/><text:tab/>Name of the listfile of the plcmodule list.</text:p>
      <text:p text:style-name="Preformatted_20_Text"><text:tab/><text:tab/>Default pwrp_lis:pwrp_plcmodulelist.plis.</text:p>
      <text:p text:style-name="Preformatted_20_Text"><text:span text:style-name="T2">Example</text:span><text:tab/><text:tab/></text:p>
      <text:p text:style-name="Code">pwr_rtt&gt; show signals</text:p>
      <text:p text:style-name="Preformatted_20_Text"/>
      <text:h text:style-name="Heading_20_2" text:outline-level="2">show step</text:h>
      <text:p text:style-name="Preformatted_20_Text"/>
      <text:p text:style-name="Preformatted_20_Text">Display the active steps on the current node.</text:p>
      <text:p text:style-name="Preformatted_20_Text">Displays all active steps or active steps below an specified object.</text:p>
      <text:p text:style-name="Preformatted_20_Text"/>
      <text:p text:style-name="Preformatted_20_Text">Allowed qualifiers are:<text:tab/></text:p>
      <text:p text:style-name="Code">pwr_rtt&gt; show step /hierarchy= /initstep</text:p>
      <text:p text:style-name="Preformatted_20_Text"/>
      <text:p text:style-name="Preformatted_20_Text"><text:span text:style-name="T1">/hierarchy=</text:span><text:tab/>displays active steps below this object in the hierarchy.</text:p>
      <text:p text:style-name="Preformatted_20_Text"><text:tab/><text:tab/>If no object is given the selected object or the hierarchy</text:p>
      <text:p text:style-name="Preformatted_20_Text"><text:tab/><text:tab/>of the current picture is default (show step /hierarchy).</text:p>
      <text:p text:style-name="Preformatted_20_Text"><text:span text:style-name="T1">/initstep</text:span><text:tab/><text:tab/>The steps and the initsteps are shown. Otherwise only the</text:p>
      <text:p text:style-name="Preformatted_20_Text"><text:tab/><text:tab/>steps are shown.</text:p>
      <text:p text:style-name="Preformatted_20_Text"><text:span text:style-name="T2">Example</text:span><text:tab/><text:tab/></text:p>
      <text:p text:style-name="Code">pwr_rtt&gt; show step</text:p>
      <text:p text:style-name="Preformatted_20_Text"/>
      <text:h text:style-name="Heading_20_2" text:outline-level="2"><text:soft-page-break/>show conversion</text:h>
      <text:p text:style-name="Preformatted_20_Text"/>
      <text:p text:style-name="Preformatted_20_Text">Display io conversion of a input channel.</text:p>
      <text:p text:style-name="Preformatted_20_Text">The channel can be specified by name (/name qualifier) or by selecting the channel, or the connected signal.</text:p>
      <text:p text:style-name="Preformatted_20_Text"/>
      <text:p text:style-name="Code">pwr_rtt&gt; show conversion [/name=]</text:p>
      <text:p text:style-name="Preformatted_20_Text"/>
      <text:p text:style-name="Preformatted_20_Text"><text:span text:style-name="T1">/name</text:span><text:tab/><text:tab/>Name of a channel object, or the connected signal object.</text:p>
      <text:p text:style-name="Preformatted_20_Text"/>
      <text:h text:style-name="Heading_20_2" text:outline-level="2">show invert</text:h>
      <text:p text:style-name="Preformatted_20_Text"/>
      <text:p text:style-name="Preformatted_20_Text">Display io invert of a channel.</text:p>
      <text:p text:style-name="Preformatted_20_Text">The channel can be specified by name (/name qualifier) or by selecting the channel, or the connected signal.</text:p>
      <text:p text:style-name="Code">pwr_rtt&gt; show invert [/name=]</text:p>
      <text:p text:style-name="Code"/>
      <text:p text:style-name="Preformatted_20_Text"><text:span text:style-name="T1">/name</text:span><text:tab/><text:tab/>Name of a channel object, or the connected signal object.</text:p>
      <text:p text:style-name="Preformatted_20_Text"/>
      <text:p text:style-name="Preformatted_20_Text"/>
      <text:h text:style-name="Heading_20_2" text:outline-level="2">show file</text:h>
      <text:p text:style-name="Preformatted_20_Text"/>
      <text:p text:style-name="Preformatted_20_Text">Show files.</text:p>
      <text:p text:style-name="Preformatted_20_Text">If no filespecification is given, the rtt commandfiles in the default directory is shown.</text:p>
      <text:p text:style-name="Preformatted_20_Text">To show a picture or execute a commandfile, select the picture or file and press RETURN.</text:p>
      <text:p text:style-name="Preformatted_20_Text"/>
      <text:p text:style-name="Code">pwr_rtt&gt; show file</text:p>
      <text:p text:style-name="Code">pwr_rtt&gt; show file *sto*.rtt_com</text:p>
      <text:p text:style-name="Code"/>
      <text:h text:style-name="Heading_20_2" text:outline-level="2">show alarm</text:h>
      <text:p text:style-name="Preformatted_20_Text"/>
      <text:p text:style-name="Preformatted_20_Text">Show the alarm list.</text:p>
      <text:p text:style-name="Preformatted_20_Text">The same function as 'alarm show'. No qualifier is allowed.</text:p>
      <text:p text:style-name="Preformatted_20_Text"/>
      <text:p text:style-name="Code">pwr_rtt&gt; show alarm</text:p>
      <text:p text:style-name="Preformatted_20_Text"/>
      <text:h text:style-name="Heading_20_2" text:outline-level="2">show event</text:h>
      <text:p text:style-name="Preformatted_20_Text"/>
      <text:p text:style-name="Preformatted_20_Text">Show the event list.</text:p>
      <text:p text:style-name="Preformatted_20_Text">The same function as 'alarm list'. No qualifier is allowed.</text:p>
      <text:p text:style-name="Preformatted_20_Text"/>
      <text:p text:style-name="Code">pwr_rtt&gt; show event</text:p>
      <text:p text:style-name="Preformatted_20_Text"/>
      <text:h text:style-name="Heading_20_2" text:outline-level="2">show symbol</text:h>
      <text:p text:style-name="Preformatted_20_Text"/>
      <text:p text:style-name="Preformatted_20_Text">Show the value of a symbol or show all the defined symbols.</text:p>
      <text:p text:style-name="Code"/>
      <text:p text:style-name="Code">pwr_rtt&gt; show symbol 'symbol_name'</text:p>
      <text:p text:style-name="Code">pwr_rtt&gt; show symbol [/all]</text:p>
      <text:p text:style-name="Preformatted_20_Text"/>
      <text:h text:style-name="Heading_20_2" text:outline-level="2"><text:soft-page-break/>show user</text:h>
      <text:p text:style-name="Preformatted_20_Text"/>
      <text:p text:style-name="Preformatted_20_Text">Show the current user with name and privileges.</text:p>
      <text:p text:style-name="Code"/>
      <text:p text:style-name="Code">pwr_rtt&gt; show user</text:p>
      <text:p text:style-name="Preformatted_20_Text"/>
      <text:h text:style-name="Heading_20_1" text:outline-level="1">store</text:h>
      <text:p text:style-name="Preformatted_20_Text"/>
      <text:p text:style-name="Preformatted_20_Text">Store a collection picture, a debug picture or the defined symbols in a file.</text:p>
      <text:p text:style-name="Preformatted_20_Text">The format of the file is rtt command file format.</text:p>
      <text:p text:style-name="Preformatted_20_Text"/>
      <text:p text:style-name="Preformatted_20_Text">Store symbols.</text:p>
      <text:p text:style-name="Preformatted_20_Text">If no file is specified the symbolfile-name in the rttconfig-object will be used.</text:p>
      <text:p text:style-name="Preformatted_20_Text"/>
      <text:p text:style-name="Code">pwr_rtt&gt; store /symbols</text:p>
      <text:p text:style-name="Preformatted_20_Text"/>
      <text:p text:style-name="Preformatted_20_Text">Store a picture.</text:p>
      <text:p text:style-name="Code"/>
      <text:p text:style-name="Code">pwr_rtt&gt; store /file= [/collect]</text:p>
      <text:p text:style-name="Text_20_body"/>
      <text:p text:style-name="Text_20_body"><text:span text:style-name="T1">/file</text:span><text:tab/><text:tab/>filename in which the picture will be stored.</text:p>
      <text:p text:style-name="Preformatted_20_Text"><text:span text:style-name="T1">/collect</text:span><text:tab/><text:tab/>The picture will be restored in the collection picture.</text:p>
      <text:p text:style-name="Preformatted_20_Text"><text:tab/><text:tab/>If omitted the picture will be restored as a debug</text:p>
      <text:p text:style-name="Preformatted_20_Text"><text:tab/><text:tab/>picture.</text:p>
      <text:p text:style-name="Preformatted_20_Text"/>
      <text:p text:style-name="Preformatted_20_Text">The picture stored in the file /file='filename' will be restored</text:p>
      <text:p text:style-name="Preformatted_20_Text">with the command</text:p>
      <text:p text:style-name="Preformatted_20_Text"/>
      <text:p text:style-name="Code">pwr_rtt&gt; @'filename'</text:p>
      <text:p text:style-name="Code"/>
      <text:p text:style-name="Code"/>
      <text:p text:style-name="Preformatted_20_Text"/>
      <text:h text:style-name="Heading_20_1" text:outline-level="1">set</text:h>
      <text:p text:style-name="Preformatted_20_Text"/>
      <text:p text:style-name="Preformatted_20_Text">List of set commands:</text:p>
      <text:p text:style-name="Preformatted_20_Text"/>
      <text:p text:style-name="Code">pwr_rtt&gt; set parameter/name=/value=</text:p>
      <text:p text:style-name="Code">pwr_rtt&gt; set pwrp_alias</text:p>
      <text:p text:style-name="Code">pwr_rtt&gt; set [no]alarmmessage</text:p>
      <text:p text:style-name="Code">pwr_rtt&gt; set [no]alarmbeep</text:p>
      <text:p text:style-name="Code">pwr_rtt&gt; set conversion [/name][/on][/off]</text:p>
      <text:p text:style-name="Code">pwr_rtt&gt; set invert [/name][/on][/off]</text:p>
      <text:p text:style-name="Code">pwr_rtt&gt; set dotest [/name][/on][/off]</text:p>
      <text:p text:style-name="Code">pwr_rtt&gt; set testvalue [/name][/on][/off]</text:p>
      <text:p text:style-name="Code">pwr_rtt&gt; set clock</text:p>
      <text:p text:style-name="Code">pwr_rtt&gt; set time</text:p>
      <text:p text:style-name="Code">pwr_rtt&gt; set [no]description</text:p>
      <text:p text:style-name="Code">pwr_rtt&gt; set scantime/time=</text:p>
      <text:p text:style-name="Code">pwr_rtt&gt; set default</text:p>
      <text:p text:style-name="Code">pwr_rtt&gt; set [no]message</text:p>
      <text:p text:style-name="Code">pwr_rtt&gt; set [no]draw</text:p>
      <text:p text:style-name="Code"/>
      <text:h text:style-name="Heading_20_2" text:outline-level="2">set pwrp_alias</text:h>
      <text:p text:style-name="Preformatted_20_Text"/>
      <text:p text:style-name="Preformatted_20_Text">Executes the settings in the file pwrp_alias.dat.</text:p>
      <text:p text:style-name="Preformatted_20_Text"/>
      <text:p text:style-name="Code">pwr_rtt&gt; set pwrp_alias</text:p>
      <text:p text:style-name="Preformatted_20_Text"/>
      <text:h text:style-name="Heading_20_2" text:outline-level="2">set alarmmessage</text:h>
      <text:p text:style-name="Preformatted_20_Text"/>
      <text:p text:style-name="Preformatted_20_Text">Last not acknowledged alarm will be shown in the message line.</text:p>
      <text:p text:style-name="Preformatted_20_Text"/>
      <text:p text:style-name="Code">pwr_rtt&gt; set alarmmessage</text:p>
      <text:p text:style-name="Preformatted_20_Text"/>
      <text:p text:style-name="Preformatted_20_Text">The eventlist has to be loaded.</text:p>
      <text:p text:style-name="Preformatted_20_Text"/>
      <text:h text:style-name="Heading_20_2" text:outline-level="2">set alarmbeep</text:h>
      <text:p text:style-name="Preformatted_20_Text"/>
      <text:p text:style-name="Preformatted_20_Text">A sound signal will occur if there is a a not acknowledged alarm.</text:p>
      <text:p text:style-name="Preformatted_20_Text"/>
      <text:p text:style-name="Code">pwr_rtt&gt; set alarmbeep</text:p>
      <text:p text:style-name="Preformatted_20_Text"/>
      <text:p text:style-name="Preformatted_20_Text">The eventlist has to be loaded.</text:p>
      <text:p text:style-name="Preformatted_20_Text"/>
      <text:h text:style-name="Heading_20_2" text:outline-level="2">set parameter</text:h>
      <text:p text:style-name="Preformatted_20_Text"/>
      <text:p text:style-name="Preformatted_20_Text">Set the value of a parameter.</text:p>
      <text:p text:style-name="Code"/>
      <text:p text:style-name="Code">pwr_rtt&gt; set parameter/name=/value=</text:p>
      <text:p text:style-name="Preformatted_20_Text"/>
      <text:p text:style-name="Preformatted_20_Text"><text:span text:style-name="T1">/name</text:span><text:tab/>full name of parameter ('objectname'.'parametername')</text:p>
      <text:p text:style-name="Preformatted_20_Text"><text:span text:style-name="T1">/value</text:span><text:tab/>the new value of the parameter.</text:p>
      <text:p text:style-name="Preformatted_20_Text"/>
      <text:p text:style-name="P26">Example</text:p>
      <text:p text:style-name="Code"><text:soft-page-break/>pwr_rtt&gt; set par/name=sh-fsdn-motorstart.actualvalue/value=1</text:p>
      <text:p text:style-name="Preformatted_20_Text"/>
      <text:h text:style-name="Heading_20_2" text:outline-level="2">set conversion</text:h>
      <text:p text:style-name="Preformatted_20_Text"/>
      <text:p text:style-name="Preformatted_20_Text">Set io conversion of a input channel.</text:p>
      <text:p text:style-name="Preformatted_20_Text">The channel can be specified by name (/name qualifier) or by selecting the channel, or the connected signal.</text:p>
      <text:p text:style-name="Preformatted_20_Text"/>
      <text:p text:style-name="Code">pwr_rtt&gt; set conversion /on [/name=] [/on] [/off]</text:p>
      <text:p text:style-name="Code">pwr_rtt&gt; set conversion /off [/name=] [/on] [/off]</text:p>
      <text:p text:style-name="Code"/>
      <text:p text:style-name="Preformatted_20_Text"><text:span text:style-name="T1">/name</text:span><text:tab/><text:tab/>Name of a channel object, or the connected signal object.</text:p>
      <text:p text:style-name="Preformatted_20_Text"><text:span text:style-name="T1">/on</text:span><text:tab/><text:tab/>Set conversion on.</text:p>
      <text:p text:style-name="Preformatted_20_Text"><text:span text:style-name="T1">/off</text:span><text:tab/><text:tab/>Set conversion off.</text:p>
      <text:p text:style-name="Preformatted_20_Text"/>
      <text:h text:style-name="Heading_20_2" text:outline-level="2">set invert</text:h>
      <text:p text:style-name="Preformatted_20_Text"/>
      <text:p text:style-name="Preformatted_20_Text">Set io invert of a channel.</text:p>
      <text:p text:style-name="Preformatted_20_Text">The channel can be specified by name (/name qualifier) or by selecting the channel, or the connected signal.</text:p>
      <text:p text:style-name="Preformatted_20_Text"/>
      <text:p text:style-name="Code">pwr_rtt&gt; set invert /on [/name=]</text:p>
      <text:p text:style-name="Code">pwr_rtt&gt; set inver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invert on.</text:p>
      <text:p text:style-name="Preformatted_20_Text"><text:span text:style-name="T1">/off</text:span><text:tab/><text:tab/>Set invert off.</text:p>
      <text:p text:style-name="Preformatted_20_Text"/>
      <text:h text:style-name="Heading_20_2" text:outline-level="2">set dotest</text:h>
      <text:p text:style-name="Preformatted_20_Text"/>
      <text:p text:style-name="Preformatted_20_Text">Set io test on a do channel.</text:p>
      <text:p text:style-name="Preformatted_20_Text">The value of the do will be fetched from the do testvalue, witch can be set</text:p>
      <text:p text:style-name="Preformatted_20_Text">or reset by the 'set testvalue' command</text:p>
      <text:p text:style-name="Preformatted_20_Text">The channel can be specified by name (/name qualifier) or by selecting</text:p>
      <text:p text:style-name="Preformatted_20_Text">the channel, or the connected signal.</text:p>
      <text:p text:style-name="Preformatted_20_Text"/>
      <text:p text:style-name="Code">pwr_rtt&gt; set dotest /on [/name=]</text:p>
      <text:p text:style-name="Code">pwr_rtt&gt; set dotes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dotest on.</text:p>
      <text:p text:style-name="Preformatted_20_Text"><text:span text:style-name="T1">/off</text:span><text:tab/><text:tab/>Set dotest off.</text:p>
      <text:p text:style-name="Preformatted_20_Text"/>
      <text:h text:style-name="Heading_20_2" text:outline-level="2">set testvalue</text:h>
      <text:p text:style-name="Preformatted_20_Text"/>
      <text:p text:style-name="Preformatted_20_Text">Set testvalue on a do channel.</text:p>
      <text:p text:style-name="Preformatted_20_Text">The testvalue will be set as output if the dotest is on (use the 'set dotest'</text:p>
      <text:p text:style-name="Preformatted_20_Text">command)</text:p>
      <text:p text:style-name="Preformatted_20_Text">The channel can be specified by name (/name qualifier) or by selecting</text:p>
      <text:p text:style-name="Preformatted_20_Text">the channel, or the connected signal.</text:p>
      <text:p text:style-name="Preformatted_20_Text"/>
      <text:p text:style-name="Code">pwr_rtt&gt; set dotest /on [/name=]</text:p>
      <text:p text:style-name="Code">pwr_rtt&gt; set dotest /off [/name=]</text:p>
      <text:p text:style-name="Code"/>
      <text:p text:style-name="Preformatted_20_Text"><text:span text:style-name="T1">/name</text:span><text:tab/><text:tab/>Name of a channel object, or the connected signal object.</text:p>
      <text:p text:style-name="Preformatted_20_Text"><text:soft-page-break/><text:span text:style-name="T1">/on</text:span><text:tab/><text:tab/>Set testvalue to true on.</text:p>
      <text:p text:style-name="Preformatted_20_Text"><text:span text:style-name="T1">/off</text:span><text:tab/><text:tab/>Set testvalue to false.</text:p>
      <text:p text:style-name="Preformatted_20_Text"/>
      <text:h text:style-name="Heading_20_2" text:outline-level="2">set description</text:h>
      <text:p text:style-name="Preformatted_20_Text"/>
      <text:p text:style-name="Preformatted_20_Text">Display or hide the description attribute in the object hierarchy.</text:p>
      <text:p text:style-name="Preformatted_20_Text">If description mode is set off, the name and class of an object will be displayed. If description is set on, the description attribute of the object will also be displayed if there is one.</text:p>
      <text:p text:style-name="Preformatted_20_Text">The action will only affect new hierarchy-pictures, not the already created.</text:p>
      <text:p text:style-name="Preformatted_20_Text"/>
      <text:p text:style-name="Preformatted_20_Text"><text:span text:style-name="T1">pwr_rtt&gt; set description</text:span> <text:s text:c="14"/>display description.</text:p>
      <text:p text:style-name="Preformatted_20_Text"><text:span text:style-name="T1">pwr_rtt&gt; set nodescription</text:span> <text:s text:c="9"/>hide description.</text:p>
      <text:h text:style-name="Heading_20_2" text:outline-level="2">set file</text:h>
      <text:p text:style-name="Standard"/>
      <text:p text:style-name="Standard"/>
      <text:p text:style-name="Standard">All print commands, where a file is not specified, will be written to the file specified in the 'set file/on' command. Also messages and command will be written to the file.</text:p>
      <text:p text:style-name="Text_20_body"/>
      <text:p text:style-name="Text_20_body"><text:span text:style-name="T1">/on</text:span><text:tab/>Start of set file session.</text:p>
      <text:p text:style-name="Text_20_body"><text:s/><text:span text:style-name="T1">/off</text:span><text:tab/>Stop the file session.</text:p>
      <text:p text:style-name="Text_20_body"><text:span text:style-name="T1">/name</text:span><text:tab/>File specification.</text:p>
      <text:p text:style-name="Text_20_body"><text:span text:style-name="T1">/message</text:span><text:tab/>Rtt messages will be written to the file.</text:p>
      <text:p text:style-name="Text_20_body"><text:span text:style-name="T1">/command </text:span><text:tab/>Executed rtt commands will be written to the file.</text:p>
      <text:p text:style-name="Standard"/>
      <text:p text:style-name="P8">Example</text:p>
      <text:p text:style-name="P7">set file/on/name=”$pwrp_lis/set_file_example.txt”/message/command</text:p>
      <text:p text:style-name="P7">print/text="Start of set file example..."</text:p>
      <text:p text:style-name="P7">...</text:p>
      <text:p text:style-name="P7">set file/off</text:p>
      <text:p text:style-name="P7">quit</text:p>
      <text:p text:style-name="Standard"/>
      <text:h text:style-name="Heading_20_2" text:outline-level="2">set scan</text:h>
      <text:p text:style-name="Preformatted_20_Text"/>
      <text:p text:style-name="Preformatted_20_Text">Set the scan time of rtt. This is the time rtt will update a picture, scan the alarmlist etc.</text:p>
      <text:p text:style-name="Preformatted_20_Text">Time in seconds.</text:p>
      <text:p text:style-name="Preformatted_20_Text"/>
      <text:p text:style-name="Code">pwr_rtt&gt; set scan/time=</text:p>
      <text:p text:style-name="Preformatted_20_Text"/>
      <text:h text:style-name="Heading_20_2" text:outline-level="2">set default</text:h>
      <text:p text:style-name="Preformatted_20_Text"/>
      <text:p text:style-name="Preformatted_20_Text">Set the default directory for displaying files with the 'show file' and</text:p>
      <text:p text:style-name="Preformatted_20_Text">the 'directory' commands.</text:p>
      <text:p text:style-name="Preformatted_20_Text">pwr_rtt&gt; set default 'directory'</text:p>
      <text:p text:style-name="Preformatted_20_Text"/>
      <text:h text:style-name="Heading_20_2" text:outline-level="2">set message</text:h>
      <text:p text:style-name="Preformatted_20_Text"/>
      <text:p text:style-name="Preformatted_20_Text">Enable and disable of rtt messages.</text:p>
      <text:p text:style-name="Preformatted_20_Text">Termination of commandfile mode will always enable rtt messages.</text:p>
      <text:p text:style-name="Preformatted_20_Text"/>
      <text:p text:style-name="Code">pwr_rtt&gt; set message</text:p>
      <text:p text:style-name="Code"><text:soft-page-break/>pwr_rtt&gt; set nomessage</text:p>
      <text:p text:style-name="Preformatted_20_Text"/>
      <text:h text:style-name="Heading_20_2" text:outline-level="2">set draw</text:h>
      <text:p text:style-name="Preformatted_20_Text"/>
      <text:p text:style-name="Preformatted_20_Text">Display result of the actions performed in a script on the screen.</text:p>
      <text:p text:style-name="Preformatted_20_Text">The normal condition <text:s/>when executing a script is that nothing is displayed on the screen until the script is terminated. Then the current picture is redrawn. With 'set draw' command, all actions will be displayed on the screen as if they were preformed in an interactive mode. 'set draw' will also supress</text:p>
      <text:p text:style-name="Preformatted_20_Text">the redrawing of the picture when at termination of the script.</text:p>
      <text:p text:style-name="Preformatted_20_Text"/>
      <text:p text:style-name="Preformatted_20_Text">'set nodraw' will return to the concealed mode.</text:p>
      <text:p text:style-name="Preformatted_20_Text"/>
      <text:p text:style-name="Code">set draw</text:p>
      <text:p text:style-name="Code">set nodraw</text:p>
      <text:p text:style-name="Preformatted_20_Text"/>
      <text:p text:style-name="Preformatted_20_Text"/>
      <text:h text:style-name="Heading_20_1" text:outline-level="1">top</text:h>
      <text:p text:style-name="Preformatted_20_Text"/>
      <text:p text:style-name="Preformatted_20_Text">Display the first page and select the first item.</text:p>
      <text:p text:style-name="Preformatted_20_Text"/>
      <text:p text:style-name="Code">pwr_rtt&gt; top</text:p>
      <text:p text:style-name="Preformatted_20_Text"/>
      <text:h text:style-name="Heading_20_1" text:outline-level="1">view</text:h>
      <text:p text:style-name="Preformatted_20_Text"/>
      <text:p text:style-name="Preformatted_20_Text">Show the content of a text-file.</text:p>
      <text:p text:style-name="Preformatted_20_Text"/>
      <text:p text:style-name="Code">pwr_rtt&gt; view /file='filespec'</text:p>
      <text:h text:style-name="Heading_20_1" text:outline-level="1">wait</text:h>
      <text:p text:style-name="Preformatted_20_Text"/>
      <text:p text:style-name="Preformatted_20_Text">Wait a specified time or until the plc program is started.</text:p>
      <text:p text:style-name="Preformatted_20_Text">This command is for rtt command files.</text:p>
      <text:p text:style-name="Code"/>
      <text:p text:style-name="Code">pwr_rtt&gt; wait /plcpgm</text:p>
      <text:p text:style-name="Code">pwr_rtt&gt; wait /time=</text:p>
      <text:p text:style-name="Code"/>
      <text:p text:style-name="Preformatted_20_Text"><text:span text:style-name="T1">/time</text:span><text:tab/>Time in seconds.</text:p>
      <text:p text:style-name="Text_20_body"><text:span text:style-name="T1">/plcpgm</text:span> <text:tab/>Wait until the plcprogram is loaded and initalized.</text:p>
      <text:p text:style-name="Standard"/>
      <text:p text:style-name="P8">Example</text:p>
      <text:p text:style-name="Standard"/>
      <text:p text:style-name="Code">wait /plcpgm</text:p>
      <text:p text:style-name="Code">set parameter/parameter=sh-fsdn-börv_varvtal.actualvalue/value=5</text:p>
      <text:p text:style-name="Code">exit</text:p>
      <text:p text:style-name="Standard"/>
      <text:p text:style-name="Preformatted_20_Text"/>
      <text:h text:style-name="Heading_20_1" text:outline-level="1">Script</text:h>
      <text:p text:style-name="Preformatted_20_Text"/>
      <text:p text:style-name="Preformatted_20_Text">A script-file will be executed from the command-line with the command</text:p>
      <text:p text:style-name="Preformatted_20_Text">pwr_rtt&gt; @'filename'n</text:p>
      <text:p text:style-name="Preformatted_20_Text">For more information about the rtt script syntax use command 'HELP SCRIPT'</text:p>
      <text:p text:style-name="Preformatted_20_Text"/>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Symbol" svg:font-family="Symbol" style:font-family-generic="roman" style:font-charset="x-symbol"/>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svg:font-family="Courier, 'Courier New'" style:font-family-generic="modern"/>
    <style:font-face style:name="Courier 10 Pitch" svg:font-family="'Courier 10 Pitch'" style:font-pitch="fixed"/>
    <style:font-face style:name="Courier 10 Pitch1"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orphans="2" fo:widows="2" fo:text-indent="0cm" style:auto-text-indent="false" style:writing-mode="lr-tb"/>
      <style:text-properties style:use-window-font-color="true" loext:opacity="0%" style:font-name="Times New Roman" fo:font-family="'Times New Roman'" style:font-family-generic="roman" style:font-pitch="variable" fo:font-size="10pt" fo:language="sv" fo:country="S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family-generic="swiss"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style:contextual-spacing="false" fo:text-indent="0cm" style:auto-text-indent="false" fo:break-before="page" fo:keep-with-next="always"/>
      <style:text-properties style:font-name="Arial" fo:font-family="Arial" style:font-family-generic="swiss" style:font-pitch="variable" fo:font-size="28pt" fo:font-weight="bold" style:letter-kerning="true" style:font-size-asian="28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style:contextual-spacing="false" fo:text-indent="0cm" style:auto-text-indent="false" fo:keep-with-next="always"/>
      <style:text-properties style:font-name="Arial" fo:font-family="Arial" style:font-family-generic="swiss" style:font-pitch="variable"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Arial" fo:font-family="Arial" style:font-family-generic="swiss" style:font-pitch="variable"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italic" fo:font-weight="bold" style:font-size-asian="9pt" style:font-style-asian="italic" style:font-weight-asian="bold"/>
    </style:style>
    <style:style style:name="List" style:family="paragraph" style:parent-style-name="Text_20_body" style:class="list">
      <style:text-properties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001cm" style:type="center"/>
          <style:tab-stop style:position="15.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5.64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5.296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944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59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4.23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3.885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3.533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3.18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Nimbus Roman No9 L" fo:font-family="'Nimbus Roman No9 L'" fo:font-size="10pt" style:font-name-asian="Nimbus Roman No9 L" style:font-family-asian="'Nimbus Roman No9 L'" style:font-size-asian="10pt" style:font-name-complex="Nimbus Roman No9 L" style:font-family-complex="'Nimbus Roman No9 L'" style:font-size-complex="10pt"/>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1" fo:font-family="'Courier 10 Pitch'" style:font-style-name="Regular" style:font-pitch="fixed"/>
    </style:style>
    <style:style style:name="Page_20_Number" style:display-name="Page Number" style:family="text" style:parent-style-name="WW-Default_20_Paragraph_20_Font"/>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MT1" style:family="text"/>
    <style:style style:name="M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page-layout style:name="Mpm1">
      <style:page-layout-properties fo:page-width="20.999cm" fo:page-height="29.699cm" style:num-format="1" style:print-orientation="portrait" fo:margin-top="2.499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29cm" fo:margin-left="0cm" fo:margin-right="0cm" fo:margin-top="0.73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svg:width="0.683cm" draw:z-index="64"><draw:text-box fo:min-height="0.041cm"><text:p text:style-name="Footer"><text:span text:style-name="Page_20_Number"><text:page-number text:select-page="current">65</text:page-number></text:span></text:p></draw:text-box></draw:frame></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       PWR_RTT_EDIT</dc:title>
    <meta:initial-creator>PC-Anvandare</meta:initial-creator>
    <meta:creation-date>2004-02-13T12:33:00</meta:creation-date>
    <dc:date>2022-07-28T12:11:32.708503096</dc:date>
    <meta:print-date>2004-02-13T13:04:00</meta:print-date>
    <dc:language>en-US</dc:language>
    <meta:editing-cycles>50</meta:editing-cycles>
    <meta:editing-duration>P1DT12H42M55S</meta:editing-duration>
    <meta:document-statistic meta:table-count="6" meta:image-count="7" meta:object-count="0" meta:page-count="65" meta:paragraph-count="1215" meta:word-count="8346" meta:character-count="50957" meta:non-whitespace-character-count="43453"/>
    <meta:user-defined meta:name="Info 1"/>
    <meta:user-defined meta:name="Info 2"/>
    <meta:user-defined meta:name="Info 3"/>
    <meta:user-defined meta:name="Info 4"/>
  </office:meta>
</office:document-meta>
</file>